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kolaks" svg:font-family="okolaks" style:font-pitch="variable"/>
  </office:font-face-decls>
  <office:automatic-styles>
    <style:style style:name="P1" style:family="paragraph" style:parent-style-name="Standard">
      <style:paragraph-properties fo:text-align="center" style:justify-single-word="false"/>
      <style:text-properties style:font-name="FreeSerif" fo:font-size="40pt" officeooo:rsid="0016a3a0" officeooo:paragraph-rsid="0016a3a0"/>
    </style:style>
    <style:style style:name="P2" style:family="paragraph" style:parent-style-name="Standard">
      <style:paragraph-properties fo:text-align="center" style:justify-single-word="false" fo:break-before="page"/>
      <style:text-properties style:font-name="FreeSerif" fo:font-size="40pt" officeooo:rsid="0016a3a0" officeooo:paragraph-rsid="0016a3a0"/>
    </style:style>
    <style:style style:name="P3" style:family="paragraph" style:parent-style-name="Standard">
      <style:paragraph-properties fo:text-align="center" style:justify-single-word="false" fo:break-before="page"/>
      <style:text-properties style:font-name="FreeSerif" fo:font-size="40pt" officeooo:rsid="001e56db" officeooo:paragraph-rsid="001e56db"/>
    </style:style>
    <style:style style:name="P4" style:family="paragraph" style:parent-style-name="Standard">
      <style:paragraph-properties fo:text-align="center" style:justify-single-word="false" fo:break-before="page"/>
      <style:text-properties style:font-name="FreeSerif" fo:font-size="40pt" officeooo:rsid="001e56db" officeooo:paragraph-rsid="001e56db" style:font-size-asian="40pt" style:font-size-complex="40pt"/>
    </style:style>
    <style:style style:name="P5" style:family="paragraph" style:parent-style-name="Standard">
      <style:paragraph-properties fo:text-align="center" style:justify-single-word="false"/>
      <style:text-properties style:font-name="FreeSerif" fo:font-size="28pt" officeooo:rsid="0061d0b3" officeooo:paragraph-rsid="0061d0b3"/>
    </style:style>
    <style:style style:name="P6" style:family="paragraph" style:parent-style-name="Standard">
      <style:paragraph-properties fo:text-align="start" style:justify-single-word="false"/>
      <style:text-properties style:font-name="FreeSerif" fo:font-size="24pt" fo:font-weight="bold" officeooo:rsid="00530e4a" officeooo:paragraph-rsid="00530e4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FreeSerif" fo:font-size="20pt" fo:font-weight="bold" officeooo:rsid="001fc5a3" officeooo:paragraph-rsid="001fc5a3"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FreeSerif" fo:font-size="18pt" fo:font-style="italic" officeooo:rsid="0016a3a0" officeooo:paragraph-rsid="0016a3a0" style:font-size-asian="18pt" style:font-style-asian="italic" style:font-size-complex="18pt" style:font-style-complex="italic"/>
    </style:style>
    <style:style style:name="P9" style:family="paragraph" style:parent-style-name="Standard">
      <style:paragraph-properties fo:text-align="center" style:justify-single-word="false"/>
      <style:text-properties style:font-name="FreeSerif" fo:font-size="18pt" fo:font-style="normal" officeooo:rsid="0016a3a0" officeooo:paragraph-rsid="0016a3a0" style:font-size-asian="18pt" style:font-style-asian="normal" style:font-size-complex="18pt" style:font-style-complex="normal"/>
    </style:style>
    <style:style style:name="P10" style:family="paragraph" style:parent-style-name="Standard">
      <style:paragraph-properties fo:text-align="start" style:justify-single-word="false"/>
      <style:text-properties style:font-name="FreeSerif" fo:font-size="14pt" officeooo:rsid="0016a3a0" officeooo:paragraph-rsid="0016a3a0"/>
    </style:style>
    <style:style style:name="P11" style:family="paragraph" style:parent-style-name="Standard">
      <style:paragraph-properties fo:text-align="start" style:justify-single-word="false"/>
      <style:text-properties style:font-name="FreeSerif" fo:font-size="14pt" officeooo:rsid="001aac24" officeooo:paragraph-rsid="001aac24"/>
    </style:style>
    <style:style style:name="P12" style:family="paragraph" style:parent-style-name="Standard">
      <style:paragraph-properties fo:text-align="start" style:justify-single-word="false"/>
      <style:text-properties style:font-name="FreeSerif" fo:font-size="14pt" fo:font-style="italic" officeooo:rsid="001aac24" officeooo:paragraph-rsid="001aac24" style:font-style-asian="italic" style:font-style-complex="italic"/>
    </style:style>
    <style:style style:name="P13" style:family="paragraph" style:parent-style-name="Standard">
      <style:paragraph-properties fo:text-align="start" style:justify-single-word="false"/>
      <style:text-properties style:font-name="FreeSerif" fo:font-size="14pt" fo:font-style="italic" officeooo:rsid="001b2783" officeooo:paragraph-rsid="001b2783" style:font-style-asian="italic" style:font-style-complex="italic"/>
    </style:style>
    <style:style style:name="P14" style:family="paragraph" style:parent-style-name="Standard">
      <style:paragraph-properties fo:text-align="start" style:justify-single-word="false"/>
      <style:text-properties style:font-name="FreeSerif" fo:font-size="14pt" fo:font-style="italic" officeooo:rsid="001b2783" officeooo:paragraph-rsid="007f62ea" style:font-style-asian="italic" style:font-style-complex="italic"/>
    </style:style>
    <style:style style:name="P15" style:family="paragraph" style:parent-style-name="Standard">
      <style:paragraph-properties fo:text-align="start" style:justify-single-word="false"/>
      <style:text-properties style:font-name="FreeSerif" fo:font-size="14pt" officeooo:rsid="001e56db" officeooo:paragraph-rsid="001e56db" style:font-size-asian="14pt" style:font-size-complex="14pt"/>
    </style:style>
    <style:style style:name="P16" style:family="paragraph" style:parent-style-name="Standard">
      <style:paragraph-properties fo:text-align="start" style:justify-single-word="false"/>
      <style:text-properties style:font-name="FreeSerif" fo:font-size="14pt" officeooo:rsid="001e56db" officeooo:paragraph-rsid="001e56db" style:font-size-asian="12.25pt" style:font-size-complex="14pt"/>
    </style:style>
    <style:style style:name="P17" style:family="paragraph" style:parent-style-name="Standard">
      <style:paragraph-properties fo:text-align="start" style:justify-single-word="false"/>
      <style:text-properties style:font-name="FreeSerif" fo:font-size="14pt" officeooo:rsid="001fc5a3" officeooo:paragraph-rsid="001fc5a3" style:font-size-asian="12.25pt" style:font-size-complex="14pt"/>
    </style:style>
    <style:style style:name="P18" style:family="paragraph" style:parent-style-name="Standard">
      <style:paragraph-properties fo:text-align="start" style:justify-single-word="false"/>
      <style:text-properties style:font-name="FreeSerif" fo:font-size="14pt" officeooo:rsid="0020d8be" officeooo:paragraph-rsid="0021edbb" style:font-size-asian="12.25pt" style:font-size-complex="14pt"/>
    </style:style>
    <style:style style:name="P19" style:family="paragraph" style:parent-style-name="Standard">
      <style:paragraph-properties fo:text-align="start" style:justify-single-word="false"/>
      <style:text-properties style:font-name="FreeSerif" fo:font-size="14pt" officeooo:rsid="0020d8be" officeooo:paragraph-rsid="00271138" style:font-size-asian="12.25pt" style:font-size-complex="14pt"/>
    </style:style>
    <style:style style:name="P20" style:family="paragraph" style:parent-style-name="Standard">
      <style:paragraph-properties fo:text-align="start" style:justify-single-word="false"/>
      <style:text-properties style:font-name="FreeSerif" fo:font-size="14pt" officeooo:rsid="0020d8be" officeooo:paragraph-rsid="0026a43b" style:font-size-asian="12.25pt" style:font-size-complex="14pt"/>
    </style:style>
    <style:style style:name="P21" style:family="paragraph" style:parent-style-name="Standard">
      <style:paragraph-properties fo:text-align="start" style:justify-single-word="false"/>
      <style:text-properties style:font-name="FreeSerif" fo:font-size="14pt" officeooo:rsid="0020d8be" officeooo:paragraph-rsid="0020d8be" style:font-size-asian="12.25pt" style:font-size-complex="14pt"/>
    </style:style>
    <style:style style:name="P22" style:family="paragraph" style:parent-style-name="Standard">
      <style:paragraph-properties fo:text-align="start" style:justify-single-word="false"/>
      <style:text-properties style:font-name="FreeSerif" fo:font-size="14pt" officeooo:rsid="0021edbb" officeooo:paragraph-rsid="0021edbb" style:font-size-asian="12.25pt" style:font-size-complex="14pt"/>
    </style:style>
    <style:style style:name="P23" style:family="paragraph" style:parent-style-name="Standard">
      <style:paragraph-properties fo:text-align="start" style:justify-single-word="false"/>
      <style:text-properties style:font-name="FreeSerif" fo:font-size="14pt" officeooo:rsid="00237bcc" officeooo:paragraph-rsid="00250c35" style:font-size-asian="12.25pt" style:font-size-complex="14pt"/>
    </style:style>
    <style:style style:name="P24" style:family="paragraph" style:parent-style-name="Standard">
      <style:paragraph-properties fo:text-align="start" style:justify-single-word="false"/>
      <style:text-properties style:font-name="FreeSerif" fo:font-size="14pt" officeooo:rsid="00250c35" officeooo:paragraph-rsid="00250c35" style:font-size-asian="12.25pt" style:font-size-complex="14pt"/>
    </style:style>
    <style:style style:name="P25" style:family="paragraph" style:parent-style-name="Standard">
      <style:paragraph-properties fo:text-align="start" style:justify-single-word="false"/>
      <style:text-properties style:font-name="FreeSerif" fo:font-size="14pt" officeooo:rsid="0026a43b" officeooo:paragraph-rsid="0026a43b" style:font-size-asian="12.25pt" style:font-size-complex="14pt"/>
    </style:style>
    <style:style style:name="P26" style:family="paragraph" style:parent-style-name="Standard">
      <style:paragraph-properties fo:text-align="start" style:justify-single-word="false"/>
      <style:text-properties style:font-name="FreeSerif" fo:font-size="14pt" officeooo:rsid="0026b9da" officeooo:paragraph-rsid="0026b9da" style:font-size-asian="12.25pt" style:font-size-complex="14pt"/>
    </style:style>
    <style:style style:name="P27" style:family="paragraph" style:parent-style-name="Standard">
      <style:paragraph-properties fo:text-align="start" style:justify-single-word="false"/>
      <style:text-properties style:font-name="FreeSerif" fo:font-size="14pt" officeooo:rsid="0026b9da" officeooo:paragraph-rsid="0049743a" style:font-size-asian="12.25pt" style:font-size-complex="14pt"/>
    </style:style>
    <style:style style:name="P28" style:family="paragraph" style:parent-style-name="Standard">
      <style:paragraph-properties fo:text-align="start" style:justify-single-word="false"/>
      <style:text-properties style:font-name="FreeSerif" fo:font-size="14pt" officeooo:rsid="0026b9da" officeooo:paragraph-rsid="008501ec" style:font-size-asian="12.25pt" style:font-size-complex="14pt"/>
    </style:style>
    <style:style style:name="P29" style:family="paragraph" style:parent-style-name="Standard">
      <style:paragraph-properties fo:text-align="start" style:justify-single-word="false"/>
      <style:text-properties style:font-name="FreeSerif" fo:font-size="14pt" officeooo:rsid="00271138" officeooo:paragraph-rsid="00271138" style:font-size-asian="12.25pt" style:font-size-complex="14pt"/>
    </style:style>
    <style:style style:name="P30" style:family="paragraph" style:parent-style-name="Standard">
      <style:paragraph-properties fo:text-align="start" style:justify-single-word="false"/>
      <style:text-properties style:font-name="FreeSerif" fo:font-size="14pt" officeooo:rsid="00831458" officeooo:paragraph-rsid="00831458" style:font-size-asian="12.25pt" style:font-size-complex="14pt"/>
    </style:style>
    <style:style style:name="P31" style:family="paragraph" style:parent-style-name="Standard">
      <style:paragraph-properties fo:text-align="start" style:justify-single-word="false"/>
      <style:text-properties style:font-name="FreeSerif" fo:font-size="14pt" fo:font-style="normal" fo:font-weight="bold" officeooo:rsid="001e56db" officeooo:paragraph-rsid="001e56db"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FreeSerif" fo:font-size="14pt" fo:font-style="normal" fo:font-weight="bold" officeooo:rsid="0026b9da" officeooo:paragraph-rsid="0026b9da" style:font-size-asian="12.25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FreeSerif" fo:font-size="14pt" fo:font-style="normal" fo:font-weight="normal" officeooo:rsid="0020d8be" officeooo:paragraph-rsid="0020d8be"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FreeSerif" fo:font-size="14pt" fo:font-style="normal" fo:font-weight="normal" officeooo:rsid="0020d8be" officeooo:paragraph-rsid="003ffdda"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FreeSerif" fo:font-size="14pt" fo:font-style="normal" fo:font-weight="normal" officeooo:rsid="001fc5a3" officeooo:paragraph-rsid="001fc5a3"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FreeSerif" fo:font-size="14pt" fo:font-style="normal" fo:font-weight="normal" officeooo:rsid="006ee977" officeooo:paragraph-rsid="007e5573"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FreeSerif" fo:font-size="14pt" fo:font-style="normal" fo:font-weight="normal" officeooo:rsid="0061d0b3" officeooo:paragraph-rsid="0061d0b3"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FreeSerif" fo:font-size="14pt" fo:font-style="normal" fo:font-weight="normal" officeooo:rsid="0071daf0" officeooo:paragraph-rsid="0071daf0"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FreeSerif" fo:font-size="14pt" fo:font-style="normal" fo:font-weight="normal" officeooo:rsid="009173f6" officeooo:paragraph-rsid="009173f6"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FreeSerif" fo:font-size="14pt" fo:font-style="normal" officeooo:rsid="0016a3a0" officeooo:paragraph-rsid="0016a3a0" style:font-style-asian="normal" style:font-style-complex="normal"/>
    </style:style>
    <style:style style:name="P41" style:family="paragraph" style:parent-style-name="Standard">
      <style:paragraph-properties fo:text-align="start" style:justify-single-word="false"/>
      <style:text-properties style:font-name="FreeSerif" fo:font-size="14pt" fo:font-style="normal" officeooo:rsid="001aac24" officeooo:paragraph-rsid="001aac24" style:font-style-asian="normal" style:font-style-complex="normal"/>
    </style:style>
    <style:style style:name="P42" style:family="paragraph" style:parent-style-name="Standard">
      <style:paragraph-properties fo:text-align="start" style:justify-single-word="false"/>
      <style:text-properties style:font-name="FreeSerif" fo:font-size="14pt" fo:font-style="normal" officeooo:rsid="001b2783" officeooo:paragraph-rsid="001b2783" style:font-style-asian="normal" style:font-style-complex="normal"/>
    </style:style>
    <style:style style:name="P43" style:family="paragraph" style:parent-style-name="Standard">
      <style:paragraph-properties fo:text-align="start" style:justify-single-word="false"/>
      <style:text-properties style:font-name="FreeSerif" fo:font-size="14pt" fo:font-style="normal" officeooo:rsid="007f62ea" officeooo:paragraph-rsid="007f62ea" style:font-style-asian="normal" style:font-style-complex="normal"/>
    </style:style>
    <style:style style:name="P44" style:family="paragraph" style:parent-style-name="Standard">
      <style:paragraph-properties fo:text-align="start" style:justify-single-word="false"/>
      <style:text-properties style:font-name="FreeSerif" fo:font-size="14pt" fo:font-style="normal" style:text-underline-style="none" fo:font-weight="normal" officeooo:rsid="001aac24" officeooo:paragraph-rsid="001aac24"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FreeSerif" fo:font-size="14pt" fo:font-style="normal" style:text-underline-style="none" fo:font-weight="normal" officeooo:rsid="001b2783" officeooo:paragraph-rsid="001b278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FreeSerif" fo:font-size="14pt" fo:font-style="normal" officeooo:rsid="00758743" officeooo:paragraph-rsid="00758743" style:font-size-asian="14pt" style:font-style-asian="normal" style:font-size-complex="14pt" style:font-style-complex="normal"/>
    </style:style>
    <style:style style:name="P47" style:family="paragraph" style:parent-style-name="Standard">
      <style:paragraph-properties fo:text-align="start" style:justify-single-word="false"/>
      <style:text-properties style:font-name="FreeSerif" fo:font-size="14pt" fo:font-style="normal" officeooo:rsid="00933e1c" officeooo:paragraph-rsid="00933e1c" style:font-size-asian="14pt" style:font-style-asian="normal" style:font-size-complex="14pt" style:font-style-complex="normal"/>
    </style:style>
    <style:style style:name="P48" style:family="paragraph" style:parent-style-name="Standard">
      <style:paragraph-properties fo:text-align="start" style:justify-single-word="false"/>
      <style:text-properties style:font-name="FreeSerif" fo:font-size="14pt" fo:font-weight="bold" officeooo:rsid="001fc5a3" officeooo:paragraph-rsid="001fc5a3" style:font-size-asian="12.25pt" style:font-weight-asian="bold" style:font-size-complex="14pt" style:font-weight-complex="bold"/>
    </style:style>
    <style:style style:name="P49" style:family="paragraph" style:parent-style-name="Standard">
      <style:paragraph-properties fo:text-align="start" style:justify-single-word="false"/>
      <style:text-properties style:font-name="FreeSerif" fo:font-size="14pt" fo:font-weight="bold" officeooo:rsid="004d7266" officeooo:paragraph-rsid="004d7266" style:font-size-asian="12.25pt" style:font-weight-asian="bold" style:font-size-complex="14pt" style:font-weight-complex="bold"/>
    </style:style>
    <style:style style:name="P50" style:family="paragraph" style:parent-style-name="Standard">
      <style:paragraph-properties fo:text-align="start" style:justify-single-word="false"/>
      <style:text-properties style:font-name="FreeSerif" fo:font-size="14pt" fo:font-weight="normal" officeooo:rsid="00530e4a" officeooo:paragraph-rsid="0057f2ee"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FreeSerif" fo:font-size="14pt" fo:font-weight="normal" officeooo:rsid="00530e4a" officeooo:paragraph-rsid="00530e4a"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FreeSerif" fo:font-size="14pt" fo:font-weight="normal" officeooo:rsid="0058a65f" officeooo:paragraph-rsid="0058a65f"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FreeSerif" fo:font-size="14pt" fo:font-weight="normal" officeooo:rsid="0058a65f" officeooo:paragraph-rsid="0060f425"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FreeSerif" fo:font-size="14pt" fo:font-weight="normal" officeooo:rsid="0058a65f" officeooo:paragraph-rsid="008ba298"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FreeSerif" fo:font-size="14pt" fo:font-weight="normal" officeooo:rsid="0061d0b3" officeooo:paragraph-rsid="0061d0b3"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FreeSerif" fo:font-size="14pt" fo:font-weight="normal" officeooo:rsid="00633151" officeooo:paragraph-rsid="00633151"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FreeSerif" fo:font-size="14pt" fo:font-weight="normal" officeooo:rsid="0064a9c9" officeooo:paragraph-rsid="0064a9c9"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FreeSerif" fo:font-size="14pt" fo:font-weight="normal" officeooo:rsid="0064ff4b" officeooo:paragraph-rsid="0064ff4b"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FreeSerif" fo:font-size="14pt" fo:font-weight="normal" officeooo:rsid="006ee977" officeooo:paragraph-rsid="006ee977"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FreeSerif" fo:font-size="14pt" fo:font-weight="normal" officeooo:rsid="00708ecb" officeooo:paragraph-rsid="00708ecb"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FreeSerif" fo:font-size="14pt" fo:font-weight="normal" officeooo:rsid="0071daf0" officeooo:paragraph-rsid="0071daf0"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FreeSerif" fo:font-size="14pt" officeooo:rsid="001927a5" officeooo:paragraph-rsid="001927a5"/>
    </style:style>
    <style:style style:name="P63" style:family="paragraph" style:parent-style-name="Standard">
      <style:paragraph-properties fo:text-align="start" style:justify-single-word="false"/>
      <style:text-properties style:font-name="FreeSerif" fo:font-size="8pt" fo:font-style="italic" officeooo:rsid="001aac24" officeooo:paragraph-rsid="001b2783" style:font-style-asian="italic" style:font-style-complex="italic"/>
    </style:style>
    <style:style style:name="P64" style:family="paragraph" style:parent-style-name="Standard">
      <style:paragraph-properties fo:text-align="start" style:justify-single-word="false"/>
      <style:text-properties style:font-name="FreeSerif" fo:font-size="34pt" fo:font-weight="bold" officeooo:rsid="0061d0b3" officeooo:paragraph-rsid="0061d0b3" style:font-size-asian="12.25pt" style:font-weight-asian="bold" style:font-size-complex="14pt" style:font-weight-complex="bold"/>
    </style:style>
    <style:style style:name="P65" style:family="paragraph" style:parent-style-name="Standard">
      <style:paragraph-properties fo:text-align="start" style:justify-single-word="false"/>
      <style:text-properties style:font-name="FreeSerif" fo:font-size="34pt" fo:font-style="normal" fo:font-weight="bold" officeooo:rsid="0061d0b3" officeooo:paragraph-rsid="007e5573" style:font-size-asian="12.25pt" style:font-style-asian="normal" style:font-weight-asian="bold" style:font-size-complex="14pt" style:font-style-complex="normal" style:font-weight-complex="bold"/>
    </style:style>
    <style:style style:name="P66" style:family="paragraph" style:parent-style-name="Standard">
      <style:paragraph-properties fo:text-align="center" style:justify-single-word="false"/>
      <style:text-properties style:font-name="okolaks" fo:font-size="54pt" officeooo:rsid="0016a3a0" officeooo:paragraph-rsid="0016a3a0"/>
    </style:style>
    <style:style style:name="P67" style:family="paragraph" style:parent-style-name="Standard">
      <style:paragraph-properties fo:text-align="start" style:justify-single-word="false"/>
      <style:text-properties style:font-name="DejaVu Sans Mono" fo:font-size="14pt" fo:font-style="normal" officeooo:rsid="001aac24" officeooo:paragraph-rsid="001aac24" style:font-style-asian="normal" style:font-style-complex="normal"/>
    </style:style>
    <style:style style:name="P68" style:family="paragraph" style:parent-style-name="Standard">
      <style:paragraph-properties fo:text-align="start" style:justify-single-word="false"/>
      <style:text-properties style:font-name="FreeSerif" fo:font-size="14pt" officeooo:rsid="00945b51" officeooo:paragraph-rsid="00945b51" style:font-size-asian="14pt" style:font-size-complex="14pt"/>
    </style:style>
    <style:style style:name="P69" style:family="paragraph" style:parent-style-name="Standard">
      <style:paragraph-properties fo:text-align="start" style:justify-single-word="false"/>
      <style:text-properties style:font-name="FreeSerif" fo:font-size="14pt" fo:font-style="normal" fo:font-weight="normal" officeooo:rsid="00945b51" officeooo:paragraph-rsid="00945b51" style:font-size-asian="40pt" style:font-style-asian="normal" style:font-weight-asian="normal" style:font-size-complex="40pt" style:font-style-complex="normal" style:font-weight-complex="normal"/>
    </style:style>
    <style:style style:name="P70" style:family="paragraph" style:parent-style-name="Standard">
      <style:paragraph-properties fo:text-align="start" style:justify-single-word="false"/>
      <style:text-properties style:font-name="FreeSerif" fo:font-size="14pt" fo:font-style="normal" officeooo:rsid="007f62ea" officeooo:paragraph-rsid="007f62ea"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927a5" style:font-style-asian="normal" style:font-style-complex="normal"/>
    </style:style>
    <style:style style:name="T3" style:family="text">
      <style:text-properties fo:font-style="normal" officeooo:rsid="001fc5a3" style:font-style-asian="normal" style:font-style-complex="normal"/>
    </style:style>
    <style:style style:name="T4" style:family="text">
      <style:text-properties fo:font-style="normal" officeooo:rsid="0021edbb" style:font-style-asian="normal" style:font-style-complex="normal"/>
    </style:style>
    <style:style style:name="T5" style:family="text">
      <style:text-properties fo:font-style="normal" officeooo:rsid="00237bcc" style:font-style-asian="normal" style:font-style-complex="normal"/>
    </style:style>
    <style:style style:name="T6" style:family="text">
      <style:text-properties fo:font-style="normal" officeooo:rsid="00250c35" style:font-style-asian="normal" style:font-style-complex="normal"/>
    </style:style>
    <style:style style:name="T7" style:family="text">
      <style:text-properties fo:font-style="normal" officeooo:rsid="0026a43b" style:font-style-asian="normal" style:font-style-complex="normal"/>
    </style:style>
    <style:style style:name="T8" style:family="text">
      <style:text-properties fo:font-style="normal" officeooo:rsid="0026b9da" style:font-style-asian="normal" style:font-style-complex="normal"/>
    </style:style>
    <style:style style:name="T9" style:family="text">
      <style:text-properties fo:font-style="normal" officeooo:rsid="00271138" style:font-style-asian="normal" style:font-style-complex="normal"/>
    </style:style>
    <style:style style:name="T10" style:family="text">
      <style:text-properties fo:font-style="normal" officeooo:rsid="002748ce" style:font-style-asian="normal" style:font-style-complex="normal"/>
    </style:style>
    <style:style style:name="T11" style:family="text">
      <style:text-properties fo:font-style="normal" officeooo:rsid="00281db3" style:font-style-asian="normal" style:font-style-complex="normal"/>
    </style:style>
    <style:style style:name="T12" style:family="text">
      <style:text-properties fo:font-style="normal" officeooo:rsid="002cac4f" style:font-style-asian="normal" style:font-style-complex="normal"/>
    </style:style>
    <style:style style:name="T13" style:family="text">
      <style:text-properties fo:font-style="normal" officeooo:rsid="002de09e" style:font-style-asian="normal" style:font-style-complex="normal"/>
    </style:style>
    <style:style style:name="T14" style:family="text">
      <style:text-properties fo:font-style="normal" officeooo:rsid="002e5b46" style:font-style-asian="normal" style:font-style-complex="normal"/>
    </style:style>
    <style:style style:name="T15" style:family="text">
      <style:text-properties fo:font-style="normal" officeooo:rsid="002ee406" style:font-style-asian="normal" style:font-style-complex="normal"/>
    </style:style>
    <style:style style:name="T16" style:family="text">
      <style:text-properties fo:font-style="normal" officeooo:rsid="00300168" style:font-style-asian="normal" style:font-style-complex="normal"/>
    </style:style>
    <style:style style:name="T17" style:family="text">
      <style:text-properties fo:font-style="normal" officeooo:rsid="003228d3" style:font-style-asian="normal" style:font-style-complex="normal"/>
    </style:style>
    <style:style style:name="T18" style:family="text">
      <style:text-properties fo:font-style="normal" officeooo:rsid="0033ebe4" style:font-style-asian="normal" style:font-style-complex="normal"/>
    </style:style>
    <style:style style:name="T19" style:family="text">
      <style:text-properties fo:font-style="normal" officeooo:rsid="00350e9b" style:font-style-asian="normal" style:font-style-complex="normal"/>
    </style:style>
    <style:style style:name="T20" style:family="text">
      <style:text-properties fo:font-style="normal" officeooo:rsid="00354b43" style:font-style-asian="normal" style:font-style-complex="normal"/>
    </style:style>
    <style:style style:name="T21" style:family="text">
      <style:text-properties fo:font-style="normal" officeooo:rsid="0036ff2a" style:font-style-asian="normal" style:font-style-complex="normal"/>
    </style:style>
    <style:style style:name="T22" style:family="text">
      <style:text-properties fo:font-style="normal" officeooo:rsid="00372ecb" style:font-style-asian="normal" style:font-style-complex="normal"/>
    </style:style>
    <style:style style:name="T23" style:family="text">
      <style:text-properties fo:font-style="normal" officeooo:rsid="003aa33b" style:font-style-asian="normal" style:font-style-complex="normal"/>
    </style:style>
    <style:style style:name="T24" style:family="text">
      <style:text-properties fo:font-style="normal" officeooo:rsid="003e07c4" style:font-style-asian="normal" style:font-style-complex="normal"/>
    </style:style>
    <style:style style:name="T25" style:family="text">
      <style:text-properties fo:font-style="normal" officeooo:rsid="003ffdda" style:font-style-asian="normal" style:font-style-complex="normal"/>
    </style:style>
    <style:style style:name="T26" style:family="text">
      <style:text-properties fo:font-style="normal" officeooo:rsid="004686b0" style:font-style-asian="normal" style:font-style-complex="normal"/>
    </style:style>
    <style:style style:name="T27" style:family="text">
      <style:text-properties fo:font-style="normal" officeooo:rsid="00489f0f" style:font-style-asian="normal" style:font-style-complex="normal"/>
    </style:style>
    <style:style style:name="T28" style:family="text">
      <style:text-properties fo:font-style="normal" officeooo:rsid="004a18c3" style:font-style-asian="normal" style:font-style-complex="normal"/>
    </style:style>
    <style:style style:name="T29" style:family="text">
      <style:text-properties fo:font-style="normal" officeooo:rsid="004d7266" style:font-style-asian="normal" style:font-style-complex="normal"/>
    </style:style>
    <style:style style:name="T30" style:family="text">
      <style:text-properties fo:font-style="normal" officeooo:rsid="0050aacb" style:font-style-asian="normal" style:font-style-complex="normal"/>
    </style:style>
    <style:style style:name="T31" style:family="text">
      <style:text-properties fo:font-style="normal" officeooo:rsid="005282b0" style:font-style-asian="normal" style:font-style-complex="normal"/>
    </style:style>
    <style:style style:name="T32" style:family="text">
      <style:text-properties fo:font-style="normal" officeooo:rsid="0056e178" style:font-style-asian="normal" style:font-style-complex="normal"/>
    </style:style>
    <style:style style:name="T33" style:family="text">
      <style:text-properties fo:font-style="normal" officeooo:rsid="0057f2ee" style:font-style-asian="normal" style:font-style-complex="normal"/>
    </style:style>
    <style:style style:name="T34" style:family="text">
      <style:text-properties fo:font-style="normal" officeooo:rsid="0058a65f" style:font-style-asian="normal" style:font-style-complex="normal"/>
    </style:style>
    <style:style style:name="T35" style:family="text">
      <style:text-properties fo:font-style="normal" officeooo:rsid="0059506f" style:font-style-asian="normal" style:font-style-complex="normal"/>
    </style:style>
    <style:style style:name="T36" style:family="text">
      <style:text-properties fo:font-style="normal" officeooo:rsid="005ac088" style:font-style-asian="normal" style:font-style-complex="normal"/>
    </style:style>
    <style:style style:name="T37" style:family="text">
      <style:text-properties fo:font-style="normal" officeooo:rsid="005d740a" style:font-style-asian="normal" style:font-style-complex="normal"/>
    </style:style>
    <style:style style:name="T38" style:family="text">
      <style:text-properties fo:font-style="normal" officeooo:rsid="005f0083" style:font-style-asian="normal" style:font-style-complex="normal"/>
    </style:style>
    <style:style style:name="T39" style:family="text">
      <style:text-properties fo:font-style="normal" officeooo:rsid="0060e102" style:font-style-asian="normal" style:font-style-complex="normal"/>
    </style:style>
    <style:style style:name="T40" style:family="text">
      <style:text-properties fo:font-style="normal" officeooo:rsid="0060f425" style:font-style-asian="normal" style:font-style-complex="normal"/>
    </style:style>
    <style:style style:name="T41" style:family="text">
      <style:text-properties fo:font-style="normal" officeooo:rsid="00633151" style:font-style-asian="normal" style:font-style-complex="normal"/>
    </style:style>
    <style:style style:name="T42" style:family="text">
      <style:text-properties fo:font-style="normal" officeooo:rsid="0064ff4b" style:font-style-asian="normal" style:font-style-complex="normal"/>
    </style:style>
    <style:style style:name="T43" style:family="text">
      <style:text-properties fo:font-style="normal" officeooo:rsid="0066ae46" style:font-style-asian="normal" style:font-style-complex="normal"/>
    </style:style>
    <style:style style:name="T44" style:family="text">
      <style:text-properties fo:font-style="normal" officeooo:rsid="0066e8ac" style:font-style-asian="normal" style:font-style-complex="normal"/>
    </style:style>
    <style:style style:name="T45" style:family="text">
      <style:text-properties fo:font-style="normal" officeooo:rsid="006833a4" style:font-style-asian="normal" style:font-style-complex="normal"/>
    </style:style>
    <style:style style:name="T46" style:family="text">
      <style:text-properties fo:font-style="normal" officeooo:rsid="0068a5ed" style:font-style-asian="normal" style:font-style-complex="normal"/>
    </style:style>
    <style:style style:name="T47" style:family="text">
      <style:text-properties fo:font-style="normal" officeooo:rsid="00696c88" style:font-style-asian="normal" style:font-style-complex="normal"/>
    </style:style>
    <style:style style:name="T48" style:family="text">
      <style:text-properties fo:font-style="normal" officeooo:rsid="006b06de" style:font-style-asian="normal" style:font-style-complex="normal"/>
    </style:style>
    <style:style style:name="T49" style:family="text">
      <style:text-properties fo:font-style="normal" officeooo:rsid="006c68e6" style:font-style-asian="normal" style:font-style-complex="normal"/>
    </style:style>
    <style:style style:name="T50" style:family="text">
      <style:text-properties fo:font-style="normal" officeooo:rsid="006d9b02" style:font-style-asian="normal" style:font-style-complex="normal"/>
    </style:style>
    <style:style style:name="T51" style:family="text">
      <style:text-properties fo:font-style="normal" officeooo:rsid="006ee977" style:font-style-asian="normal" style:font-style-complex="normal"/>
    </style:style>
    <style:style style:name="T52" style:family="text">
      <style:text-properties fo:font-style="normal" officeooo:rsid="006f44f0" style:font-style-asian="normal" style:font-style-complex="normal"/>
    </style:style>
    <style:style style:name="T53" style:family="text">
      <style:text-properties fo:font-style="normal" officeooo:rsid="00730268" style:font-style-asian="normal" style:font-style-complex="normal"/>
    </style:style>
    <style:style style:name="T54" style:family="text">
      <style:text-properties fo:font-style="normal" officeooo:rsid="007a205a" style:font-style-asian="normal" style:font-style-complex="normal"/>
    </style:style>
    <style:style style:name="T55" style:family="text">
      <style:text-properties fo:font-style="normal" officeooo:rsid="007bfc99" style:font-style-asian="normal" style:font-style-complex="normal"/>
    </style:style>
    <style:style style:name="T56" style:family="text">
      <style:text-properties fo:font-style="normal" officeooo:rsid="007c5150" style:font-style-asian="normal" style:font-style-complex="normal"/>
    </style:style>
    <style:style style:name="T57" style:family="text">
      <style:text-properties fo:font-style="normal" officeooo:rsid="007cd568" style:font-style-asian="normal" style:font-style-complex="normal"/>
    </style:style>
    <style:style style:name="T58" style:family="text">
      <style:text-properties fo:font-style="normal" officeooo:rsid="007e5573" style:font-style-asian="normal" style:font-style-complex="normal"/>
    </style:style>
    <style:style style:name="T59" style:family="text">
      <style:text-properties fo:font-style="normal" officeooo:rsid="00815cc0" style:font-style-asian="normal" style:font-style-complex="normal"/>
    </style:style>
    <style:style style:name="T60" style:family="text">
      <style:text-properties fo:font-style="normal" officeooo:rsid="00831458" style:font-style-asian="normal" style:font-style-complex="normal"/>
    </style:style>
    <style:style style:name="T61" style:family="text">
      <style:text-properties fo:font-style="normal" officeooo:rsid="0084e42f" style:font-style-asian="normal" style:font-style-complex="normal"/>
    </style:style>
    <style:style style:name="T62" style:family="text">
      <style:text-properties fo:font-style="normal" officeooo:rsid="008501ec" style:font-style-asian="normal" style:font-style-complex="normal"/>
    </style:style>
    <style:style style:name="T63" style:family="text">
      <style:text-properties fo:font-style="normal" officeooo:rsid="0085891b" style:font-style-asian="normal" style:font-style-complex="normal"/>
    </style:style>
    <style:style style:name="T64" style:family="text">
      <style:text-properties fo:font-style="normal" officeooo:rsid="00878162" style:font-style-asian="normal" style:font-style-complex="normal"/>
    </style:style>
    <style:style style:name="T65" style:family="text">
      <style:text-properties fo:font-style="normal" officeooo:rsid="008923c4" style:font-style-asian="normal" style:font-style-complex="normal"/>
    </style:style>
    <style:style style:name="T66" style:family="text">
      <style:text-properties fo:font-style="normal" officeooo:rsid="008ac1f8" style:font-style-asian="normal" style:font-style-complex="normal"/>
    </style:style>
    <style:style style:name="T67" style:family="text">
      <style:text-properties fo:font-style="normal" officeooo:rsid="008ba298" style:font-style-asian="normal" style:font-style-complex="normal"/>
    </style:style>
    <style:style style:name="T68" style:family="text">
      <style:text-properties fo:font-style="normal" officeooo:rsid="008d9ef8" style:font-style-asian="normal" style:font-style-complex="normal"/>
    </style:style>
    <style:style style:name="T69" style:family="text">
      <style:text-properties fo:font-style="normal" officeooo:rsid="008f1b4b" style:font-style-asian="normal" style:font-style-complex="normal"/>
    </style:style>
    <style:style style:name="T70" style:family="text">
      <style:text-properties fo:font-style="normal" officeooo:rsid="00900760" style:font-style-asian="normal" style:font-style-complex="normal"/>
    </style:style>
    <style:style style:name="T71" style:family="text">
      <style:text-properties fo:font-style="normal" officeooo:rsid="009078c5" style:font-style-asian="normal" style:font-style-complex="normal"/>
    </style:style>
    <style:style style:name="T72" style:family="text">
      <style:text-properties fo:font-style="normal" officeooo:rsid="009173f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21edbb" style:font-style-asian="normal" style:font-weight-asian="bold" style:font-style-complex="normal" style:font-weight-complex="bold"/>
    </style:style>
    <style:style style:name="T75" style:family="text">
      <style:text-properties fo:font-style="normal" fo:font-weight="bold" officeooo:rsid="0060f425" style:font-style-asian="normal" style:font-weight-asian="bold" style:font-style-complex="normal" style:font-weight-complex="bold"/>
    </style:style>
    <style:style style:name="T76" style:family="text">
      <style:text-properties fo:font-style="normal" fo:font-weight="bold" officeooo:rsid="008d9ef8" style:font-style-asian="normal" style:font-weight-asian="bold" style:font-style-complex="normal" style:font-weight-complex="bold"/>
    </style:style>
    <style:style style:name="T77" style:family="text">
      <style:text-properties fo:font-style="normal" fo:font-weight="bold" officeooo:rsid="008ef853"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officeooo:rsid="0080f011"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0d8be" style:font-style-asian="normal" style:font-weight-asian="normal" style:font-style-complex="normal" style:font-weight-complex="normal"/>
    </style:style>
    <style:style style:name="T84" style:family="text">
      <style:text-properties fo:font-style="normal" fo:font-weight="normal" officeooo:rsid="0021edbb" style:font-style-asian="normal" style:font-weight-asian="normal" style:font-style-complex="normal" style:font-weight-complex="normal"/>
    </style:style>
    <style:style style:name="T85" style:family="text">
      <style:text-properties fo:font-style="normal" fo:font-weight="normal" officeooo:rsid="0026a43b" style:font-style-asian="normal" style:font-weight-asian="normal" style:font-style-complex="normal" style:font-weight-complex="normal"/>
    </style:style>
    <style:style style:name="T86" style:family="text">
      <style:text-properties fo:font-style="normal" fo:font-weight="normal" officeooo:rsid="00271138" style:font-style-asian="normal" style:font-weight-asian="normal" style:font-style-complex="normal" style:font-weight-complex="normal"/>
    </style:style>
    <style:style style:name="T87" style:family="text">
      <style:text-properties fo:font-style="normal" fo:font-weight="normal" officeooo:rsid="003a3d9d" style:font-style-asian="normal" style:font-weight-asian="normal" style:font-style-complex="normal" style:font-weight-complex="normal"/>
    </style:style>
    <style:style style:name="T88" style:family="text">
      <style:text-properties fo:font-style="normal" fo:font-weight="normal" officeooo:rsid="003aa33b" style:font-style-asian="normal" style:font-weight-asian="normal" style:font-style-complex="normal" style:font-weight-complex="normal"/>
    </style:style>
    <style:style style:name="T89" style:family="text">
      <style:text-properties fo:font-style="normal" fo:font-weight="normal" officeooo:rsid="003c25e9" style:font-style-asian="normal" style:font-weight-asian="normal" style:font-style-complex="normal" style:font-weight-complex="normal"/>
    </style:style>
    <style:style style:name="T90" style:family="text">
      <style:text-properties fo:font-style="normal" fo:font-weight="normal" officeooo:rsid="004eac45" style:font-style-asian="normal" style:font-weight-asian="normal" style:font-style-complex="normal" style:font-weight-complex="normal"/>
    </style:style>
    <style:style style:name="T91" style:family="text">
      <style:text-properties fo:font-style="normal" fo:font-weight="normal" officeooo:rsid="004f97bf" style:font-style-asian="normal" style:font-weight-asian="normal" style:font-style-complex="normal" style:font-weight-complex="normal"/>
    </style:style>
    <style:style style:name="T92" style:family="text">
      <style:text-properties fo:font-style="normal" fo:font-weight="normal" officeooo:rsid="005184e8" style:font-style-asian="normal" style:font-weight-asian="normal" style:font-style-complex="normal" style:font-weight-complex="normal"/>
    </style:style>
    <style:style style:name="T93" style:family="text">
      <style:text-properties fo:font-style="normal" fo:font-weight="normal" officeooo:rsid="005227d7" style:font-style-asian="normal" style:font-weight-asian="normal" style:font-style-complex="normal" style:font-weight-complex="normal"/>
    </style:style>
    <style:style style:name="T94" style:family="text">
      <style:text-properties fo:font-style="normal" fo:font-weight="normal" officeooo:rsid="0055e0e7" style:font-style-asian="normal" style:font-weight-asian="normal" style:font-style-complex="normal" style:font-weight-complex="normal"/>
    </style:style>
    <style:style style:name="T95" style:family="text">
      <style:text-properties fo:font-style="normal" fo:font-weight="normal" officeooo:rsid="00758743" style:font-style-asian="normal" style:font-weight-asian="normal" style:font-style-complex="normal" style:font-weight-complex="normal"/>
    </style:style>
    <style:style style:name="T96" style:family="text">
      <style:text-properties fo:font-style="normal" fo:font-weight="normal" officeooo:rsid="0076969e" style:font-style-asian="normal" style:font-weight-asian="normal" style:font-style-complex="normal" style:font-weight-complex="normal"/>
    </style:style>
    <style:style style:name="T97" style:family="text">
      <style:text-properties fo:font-style="normal" fo:font-weight="normal" officeooo:rsid="0077771c" style:font-style-asian="normal" style:font-weight-asian="normal" style:font-style-complex="normal" style:font-weight-complex="normal"/>
    </style:style>
    <style:style style:name="T98" style:family="text">
      <style:text-properties fo:font-style="normal" fo:font-weight="normal" officeooo:rsid="007880db" style:font-style-asian="normal" style:font-weight-asian="normal" style:font-style-complex="normal" style:font-weight-complex="normal"/>
    </style:style>
    <style:style style:name="T99" style:family="text">
      <style:text-properties fo:font-style="normal" fo:font-weight="normal" officeooo:rsid="0080f011" style:font-style-asian="normal" style:font-weight-asian="normal" style:font-style-complex="normal" style:font-weight-complex="normal"/>
    </style:style>
    <style:style style:name="T100" style:family="text">
      <style:text-properties fo:font-style="normal" fo:font-weight="normal" officeooo:rsid="0026b9da" style:font-style-asian="normal" style:font-weight-asian="normal" style:font-style-complex="normal" style:font-weight-complex="normal"/>
    </style:style>
    <style:style style:name="T101" style:family="text">
      <style:text-properties fo:font-style="normal" fo:font-weight="normal" officeooo:rsid="002ee406" style:font-style-asian="normal" style:font-weight-asian="normal" style:font-style-complex="normal" style:font-weight-complex="normal"/>
    </style:style>
    <style:style style:name="T102" style:family="text">
      <style:text-properties fo:font-style="normal" fo:font-weight="normal" officeooo:rsid="00945b51" style:font-size-asian="40pt" style:font-style-asian="normal" style:font-weight-asian="normal" style:font-size-complex="40pt" style:font-style-complex="normal" style:font-weight-complex="normal"/>
    </style:style>
    <style:style style:name="T103" style:family="text">
      <style:text-properties fo:font-style="normal" style:text-underline-style="none" fo:font-weight="normal" style:font-style-asian="normal" style:font-weight-asian="normal" style:font-style-complex="normal" style:font-weight-complex="normal"/>
    </style:style>
    <style:style style:name="T104" style:family="text">
      <style:text-properties fo:font-style="normal" style:text-underline-style="none" fo:font-weight="normal" officeooo:rsid="001b2783" style:font-style-asian="normal" style:font-weight-asian="normal" style:font-style-complex="normal" style:font-weight-complex="normal"/>
    </style:style>
    <style:style style:name="T105" style:family="text">
      <style:text-properties fo:font-style="normal" style:text-underline-style="none" fo:font-weight="normal" officeooo:rsid="001c7b78" style:font-style-asian="normal" style:font-weight-asian="normal" style:font-style-complex="normal" style:font-weight-complex="normal"/>
    </style:style>
    <style:style style:name="T106" style:family="text">
      <style:text-properties fo:font-style="normal" style:text-underline-style="none" fo:font-weight="normal" officeooo:rsid="001e56db" style:font-style-asian="normal" style:font-weight-asian="normal" style:font-style-complex="normal" style:font-weight-complex="normal"/>
    </style:style>
    <style:style style:name="T107" style:family="text">
      <style:text-properties fo:font-style="normal" style:text-underline-style="none" fo:font-weight="normal" officeooo:rsid="0021edbb" style:font-style-asian="normal" style:font-weight-asian="normal" style:font-style-complex="normal" style:font-weight-complex="normal"/>
    </style:style>
    <style:style style:name="T108" style:family="text">
      <style:text-properties fo:font-style="normal" style:text-underline-style="none" fo:font-weight="normal" officeooo:rsid="00237bcc" style:font-style-asian="normal" style:font-weight-asian="normal" style:font-style-complex="normal" style:font-weight-complex="normal"/>
    </style:style>
    <style:style style:name="T109" style:family="text">
      <style:text-properties fo:font-style="normal" style:text-underline-style="none" fo:font-weight="normal" officeooo:rsid="004b0e51" style:font-style-asian="normal" style:font-weight-asian="normal" style:font-style-complex="normal" style:font-weight-complex="normal"/>
    </style:style>
    <style:style style:name="T110" style:family="text">
      <style:text-properties fo:font-style="normal" style:text-underline-style="none" fo:font-weight="normal" officeooo:rsid="004b151f" style:font-style-asian="normal" style:font-weight-asian="normal" style:font-style-complex="normal" style:font-weight-complex="normal"/>
    </style:style>
    <style:style style:name="T111" style:family="text">
      <style:text-properties fo:font-style="normal" style:text-underline-style="none" fo:font-weight="normal" officeooo:rsid="007f62ea" style:font-style-asian="normal" style:font-weight-asian="normal" style:font-style-complex="normal" style:font-weight-complex="normal"/>
    </style:style>
    <style:style style:name="T112" style:family="text">
      <style:text-properties fo:font-style="normal" style:text-underline-style="none" fo:font-weight="bold" style:font-style-asian="normal" style:font-weight-asian="bold" style:font-style-complex="normal" style:font-weight-complex="bold"/>
    </style:style>
    <style:style style:name="T113" style:family="text">
      <style:text-properties fo:font-style="italic" style:font-style-asian="italic" style:font-style-complex="italic"/>
    </style:style>
    <style:style style:name="T114" style:family="text">
      <style:text-properties fo:font-style="italic" officeooo:rsid="0021edbb" style:font-style-asian="italic" style:font-style-complex="italic"/>
    </style:style>
    <style:style style:name="T115" style:family="text">
      <style:text-properties fo:font-style="italic" officeooo:rsid="00250c35" style:font-style-asian="italic" style:font-style-complex="italic"/>
    </style:style>
    <style:style style:name="T116" style:family="text">
      <style:text-properties fo:font-style="italic" officeooo:rsid="00271138" style:font-style-asian="italic" style:font-style-complex="italic"/>
    </style:style>
    <style:style style:name="T117" style:family="text">
      <style:text-properties fo:font-style="italic" officeooo:rsid="002dc07c" style:font-style-asian="italic" style:font-style-complex="italic"/>
    </style:style>
    <style:style style:name="T118" style:family="text">
      <style:text-properties fo:font-style="italic" officeooo:rsid="002de09e" style:font-style-asian="italic" style:font-style-complex="italic"/>
    </style:style>
    <style:style style:name="T119" style:family="text">
      <style:text-properties fo:font-style="italic" officeooo:rsid="002e5b46" style:font-style-asian="italic" style:font-style-complex="italic"/>
    </style:style>
    <style:style style:name="T120" style:family="text">
      <style:text-properties fo:font-style="italic" officeooo:rsid="004a18c3" style:font-style-asian="italic" style:font-style-complex="italic"/>
    </style:style>
    <style:style style:name="T121" style:family="text">
      <style:text-properties fo:font-style="italic" officeooo:rsid="004d7266" style:font-style-asian="italic" style:font-style-complex="italic"/>
    </style:style>
    <style:style style:name="T122" style:family="text">
      <style:text-properties fo:font-style="italic" officeooo:rsid="00530e4a" style:font-style-asian="italic" style:font-style-complex="italic"/>
    </style:style>
    <style:style style:name="T123" style:family="text">
      <style:text-properties fo:font-style="italic" officeooo:rsid="005d740a" style:font-style-asian="italic" style:font-style-complex="italic"/>
    </style:style>
    <style:style style:name="T124" style:family="text">
      <style:text-properties fo:font-style="italic" officeooo:rsid="00730268" style:font-style-asian="italic" style:font-style-complex="italic"/>
    </style:style>
    <style:style style:name="T125" style:family="text">
      <style:text-properties fo:font-style="italic" officeooo:rsid="00758743" style:font-style-asian="italic" style:font-style-complex="italic"/>
    </style:style>
    <style:style style:name="T126" style:family="text">
      <style:text-properties fo:font-style="italic" officeooo:rsid="009173f6" style:font-style-asian="italic" style:font-style-complex="italic"/>
    </style:style>
    <style:style style:name="T1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8" style:family="text">
      <style:text-properties fo:font-style="italic" style:text-underline-style="solid" style:text-underline-width="auto" style:text-underline-color="font-color" fo:font-weight="bold" officeooo:rsid="005d740a" style:font-style-asian="italic" style:font-weight-asian="bold" style:font-style-complex="italic" style:font-weight-complex="bold"/>
    </style:style>
    <style:style style:name="T129" style:family="text">
      <style:text-properties fo:font-style="italic" style:text-underline-style="solid" style:text-underline-width="auto" style:text-underline-color="font-color" fo:font-weight="bold" officeooo:rsid="0060e102" style:font-style-asian="italic" style:font-weight-asian="bold" style:font-style-complex="italic" style:font-weight-complex="bold"/>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5184e8" style:font-style-asian="italic" style:font-weight-asian="normal" style:font-style-complex="italic" style:font-weight-complex="normal"/>
    </style:style>
    <style:style style:name="T132" style:family="text">
      <style:text-properties fo:font-style="italic" fo:font-weight="normal" officeooo:rsid="005282b0" style:font-style-asian="italic" style:font-weight-asian="normal" style:font-style-complex="italic" style:font-weight-complex="normal"/>
    </style:style>
    <style:style style:name="T133" style:family="text">
      <style:text-properties fo:font-style="italic" fo:font-weight="normal" officeooo:rsid="00758743" style:font-style-asian="italic" style:font-weight-asian="normal" style:font-style-complex="italic" style:font-weight-complex="normal"/>
    </style:style>
    <style:style style:name="T134" style:family="text">
      <style:text-properties fo:font-style="italic" fo:font-weight="normal" officeooo:rsid="007880db" style:font-style-asian="italic" style:font-weight-asian="normal" style:font-style-complex="italic" style:font-weight-complex="normal"/>
    </style:style>
    <style:style style:name="T135" style:family="text">
      <style:text-properties fo:font-style="italic" fo:font-weight="normal" officeooo:rsid="0021edbb" style:font-style-asian="italic" style:font-weight-asian="normal" style:font-style-complex="italic" style:font-weight-complex="normal"/>
    </style:style>
    <style:style style:name="T136" style:family="text">
      <style:text-properties fo:font-style="italic" fo:font-weight="normal" officeooo:rsid="0026a43b" style:font-style-asian="italic" style:font-weight-asian="normal" style:font-style-complex="italic" style:font-weight-complex="normal"/>
    </style:style>
    <style:style style:name="T137" style:family="text">
      <style:text-properties fo:font-style="italic" fo:font-weight="normal" officeooo:rsid="002ee406" style:font-style-asian="italic" style:font-weight-asian="normal" style:font-style-complex="italic" style:font-weight-complex="normal"/>
    </style:style>
    <style:style style:name="T138" style:family="text">
      <style:text-properties fo:font-style="italic" fo:font-weight="normal" officeooo:rsid="0043d6ef" style:font-style-asian="italic" style:font-weight-asian="normal" style:font-style-complex="italic" style:font-weight-complex="normal"/>
    </style:style>
    <style:style style:name="T139" style:family="text">
      <style:text-properties fo:font-style="italic" style:text-underline-style="none" fo:font-weight="bold" style:font-style-asian="italic" style:font-weight-asian="bold" style:font-style-complex="italic" style:font-weight-complex="bold"/>
    </style:style>
    <style:style style:name="T140" style:family="text">
      <style:text-properties fo:font-style="italic" style:text-underline-style="none" fo:font-weight="bold" officeooo:rsid="0021edbb" style:font-style-asian="italic" style:font-weight-asian="bold" style:font-style-complex="italic" style:font-weight-complex="bold"/>
    </style:style>
    <style:style style:name="T141" style:family="text">
      <style:text-properties fo:font-style="italic" style:text-underline-style="none" fo:font-weight="bold" officeooo:rsid="00237bcc" style:font-style-asian="italic" style:font-weight-asian="bold" style:font-style-complex="italic" style:font-weight-complex="bold"/>
    </style:style>
    <style:style style:name="T142" style:family="text">
      <style:text-properties fo:font-style="italic" style:text-underline-style="none" fo:font-weight="bold" officeooo:rsid="002ee406" style:font-style-asian="italic" style:font-weight-asian="bold" style:font-style-complex="italic" style:font-weight-complex="bold"/>
    </style:style>
    <style:style style:name="T143" style:family="text">
      <style:text-properties fo:font-style="italic" style:text-underline-style="none" fo:font-weight="bold" officeooo:rsid="004c3ca7" style:font-style-asian="italic" style:font-weight-asian="bold" style:font-style-complex="italic" style:font-weight-complex="bold"/>
    </style:style>
    <style:style style:name="T144" style:family="text">
      <style:text-properties fo:font-style="italic" style:text-underline-style="none" fo:font-weight="normal" officeooo:rsid="00237bcc" style:font-style-asian="italic" style:font-weight-asian="normal" style:font-style-complex="italic" style:font-weight-complex="normal"/>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officeooo:rsid="0021edbb" style:font-style-asian="italic" style:font-weight-asian="bold" style:font-style-complex="italic" style:font-weight-complex="bold"/>
    </style:style>
    <style:style style:name="T147" style:family="text">
      <style:text-properties fo:font-style="italic" fo:font-weight="bold" officeooo:rsid="007a0505" style:font-style-asian="italic" style:font-weight-asian="bold" style:font-style-complex="italic" style:font-weight-complex="bold"/>
    </style:style>
    <style:style style:name="T148" style:family="text">
      <style:text-properties fo:font-weight="normal" style:font-weight-asian="normal" style:font-weight-complex="normal"/>
    </style:style>
    <style:style style:name="T149" style:family="text">
      <style:text-properties style:text-underline-style="none" fo:font-weight="normal" style:font-weight-asian="normal" style:font-weight-complex="normal"/>
    </style:style>
    <style:style style:name="T150" style:family="text">
      <style:text-properties style:text-underline-style="none" fo:font-weight="normal" officeooo:rsid="001e56db" style:font-weight-asian="normal" style:font-weight-complex="normal"/>
    </style:style>
    <style:style style:name="T151" style:family="text">
      <style:text-properties style:text-underline-style="none" fo:font-weight="normal" officeooo:rsid="0066e8ac" style:font-weight-asian="normal" style:font-weight-complex="normal"/>
    </style:style>
    <style:style style:name="T152" style:family="text">
      <style:text-properties fo:font-size="14pt" fo:font-style="normal" style:text-underline-style="none" fo:font-weight="normal" style:font-style-asian="normal" style:font-weight-asian="normal" style:font-style-complex="normal" style:font-weight-complex="normal"/>
    </style:style>
    <style:style style:name="T153" style:family="text">
      <style:text-properties fo:font-size="14pt" style:text-underline-style="none" fo:font-weight="normal" style:font-weight-asian="normal" style:font-weight-complex="normal"/>
    </style:style>
    <style:style style:name="T154" style:family="text">
      <style:text-properties style:font-name="DejaVu Sans Mono"/>
    </style:style>
    <style:style style:name="T155" style:family="text">
      <style:text-properties style:font-name="DejaVu Sans Mono" fo:font-style="normal" style:text-underline-style="none" fo:font-weight="normal" style:font-style-asian="normal" style:font-weight-asian="normal" style:font-style-complex="normal" style:font-weight-complex="normal"/>
    </style:style>
    <style:style style:name="T156" style:family="text">
      <style:text-properties style:font-name="DejaVu Sans Mono" fo:font-style="normal" style:text-underline-style="none" fo:font-weight="normal" officeooo:rsid="001b2783" style:font-style-asian="normal" style:font-weight-asian="normal" style:font-style-complex="normal" style:font-weight-complex="normal"/>
    </style:style>
    <style:style style:name="T157" style:family="text">
      <style:text-properties style:font-name="DejaVu Sans Mono" fo:font-style="normal" fo:font-weight="bold" style:font-style-asian="normal" style:font-weight-asian="bold" style:font-style-complex="normal" style:font-weight-complex="bold"/>
    </style:style>
    <style:style style:name="T158" style:family="text">
      <style:text-properties fo:font-size="24pt" fo:font-style="normal" fo:font-weight="bold" style:font-style-asian="normal" style:font-weight-asian="bold" style:font-style-complex="normal" style:font-weight-complex="bold"/>
    </style:style>
    <style:style style:name="T159" style:family="text">
      <style:text-properties fo:font-size="20pt" fo:font-style="italic" style:text-underline-style="none" fo:font-weight="bold" officeooo:rsid="00237bcc" style:font-style-asian="italic" style:font-weight-asian="bold" style:font-style-complex="italic" style:font-weight-complex="bold"/>
    </style:style>
    <style:style style:name="T160" style:family="text">
      <style:text-properties fo:font-size="20pt" fo:font-style="italic" style:text-underline-style="solid" style:text-underline-width="auto" style:text-underline-color="font-color" fo:font-weight="bold" officeooo:rsid="00237bcc" style:font-style-asian="italic" style:font-weight-asian="bold" style:font-style-complex="italic" style:font-weight-complex="bold"/>
    </style:style>
    <style:style style:name="T161" style:family="text">
      <style:text-properties style:text-position="super 58%" fo:font-style="normal" fo:font-weight="normal" officeooo:rsid="0021edbb" style:font-style-asian="normal" style:font-weight-asian="normal" style:font-style-complex="normal" style:font-weight-complex="normal"/>
    </style:style>
    <style:style style:name="T162" style:family="text">
      <style:text-properties officeooo:rsid="0026b9da"/>
    </style:style>
    <style:style style:name="T163" style:family="text">
      <style:text-properties officeooo:rsid="002e5b46"/>
    </style:style>
    <style:style style:name="T164" style:family="text">
      <style:text-properties officeooo:rsid="002e5f0c"/>
    </style:style>
    <style:style style:name="T165" style:family="text">
      <style:text-properties officeooo:rsid="003ffdda"/>
    </style:style>
    <style:style style:name="T166" style:family="text">
      <style:text-properties officeooo:rsid="0040e06e"/>
    </style:style>
    <style:style style:name="T167" style:family="text">
      <style:text-properties officeooo:rsid="0080f011"/>
    </style:style>
    <style:style style:name="T168" style:family="text">
      <style:text-properties officeooo:rsid="008ef853"/>
    </style:style>
    <style:style style:name="T169" style:family="text">
      <style:text-properties officeooo:rsid="00902cf2"/>
    </style:style>
    <style:style style:name="T170" style:family="text">
      <style:text-properties officeooo:rsid="00918a87"/>
    </style:style>
    <style:style style:name="T171" style:family="text">
      <style:text-properties officeooo:rsid="0091e6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71">Maintainer’s</text:span> Introduction to</text:p>
      <text:p text:style-name="P66">CODER’S BASILISK</text:p>
      <text:p text:style-name="P8">The First of the Last Programming Languages</text:p>
      <text:p text:style-name="P9">The Ultimate Programming Tool</text:p>
      <text:p text:style-name="P1"/>
      <text:p text:style-name="P3">Intended Audience</text:p>
      <text:p text:style-name="P15"><text:span text:style-name="T1">If you are not intimately familiar with C or C++, you are will almost certainly get lost very quickly. I hate to say it, but you pretty much need to be an expert in C </text:span><text:span text:style-name="T113">and you need to know something about how a C compiler is implemented</text:span><text:span text:style-name="T1"> to grasp what is written here.</text:span></text:p>
      <text:p text:style-name="P15"/>
      <text:p text:style-name="P46">This is not because CBAS itself can only be used by a domain expert, but rather because the state of the technology’s development demands domain experts to advance it.</text:p>
      <text:p text:style-name="P46"/>
      <text:p text:style-name="P47">This document exists to introduce the technology to any future maintainers.</text:p>
      <text:p text:style-name="P15"/>
      <text:p text:style-name="P31">If it’s so complicated, how could it ever be useful to anyone?</text:p>
      <text:p text:style-name="P15"><text:span text:style-name="T82"><text:line-break/></text:span><text:span text:style-name="T102">It’s only complicated for a maintainer. For users it should be pretty simple.</text:span></text:p>
      <text:p text:style-name="P68"/>
      <text:p text:style-name="P69">If you want to become a maintainer (and you should) then you need to understand the theory behind the technology.</text:p>
      <text:p text:style-name="P4"><text:span text:style-name="T1">The Author’s Plea </text:span><text:span text:style-name="T4">to the Intelligentsia</text:span></text:p>
      <text:p text:style-name="P16"><text:span text:style-name="T1">The CBAS project encompasses </text:span><text:span text:style-name="T81">years</text:span><text:span text:style-name="T1"> of careful, thoughtful work on my part to determine the future of computer programming. </text:span><text:span text:style-name="T29">YEARS of</text:span><text:span text:style-name="T121"> thinking</text:span><text:span text:style-name="T29"> about what the future of computer programming should be. It then took me another year of on-and-off work to create it. </text:span><text:span text:style-name="T30">I’m still working on it right now!</text:span><text:span text:style-name="T113"> </text:span><text:span text:style-name="T78">The ultimate goal is to maximize the creative potential of individual people.</text:span><text:span text:style-name="T103"> </text:span><text:span text:style-name="T107">T</text:span><text:span text:style-name="T108">his represents my best attempt at making the world a better place. Everything I made here is public domain. There are no lawsuits to be afraid of. </text:span><text:span text:style-name="T160">Steal this</text:span><text:span text:style-name="T159">.</text:span><text:span text:style-name="T108"> If you care about me, you’ll leave my name on </text:span><text:span text:style-name="T109">this baby I cherish with my </text:span><text:span text:style-name="T110">whole </text:span><text:span text:style-name="T109">heart,</text:span><text:span text:style-name="T108"> but if it makes you </text:span><text:span text:style-name="T144">feel</text:span><text:span text:style-name="T108"> better, if it would motivate you to use what I have here, you can forget I ever existed. Purge “David Webster” from everything if that’s what it takes for you to use it. </text:span><text:span text:style-name="T144">Just </text:span><text:span text:style-name="T141">don’t let </text:span><text:span text:style-name="T143">my work go to waste.</text:span></text:p>
      <text:p text:style-name="P16"/>
      <text:p text:style-name="P16"><text:span text:style-name="T1">I believe </text:span><text:span text:style-name="T4">that with CBAS </text:span><text:span text:style-name="T1">it is not only possible, but actually </text:span><text:span text:style-name="T127">easy</text:span><text:span text:style-name="T1"> for an individual programmer to not just compete with, but </text:span><text:span text:style-name="T4">completely outproduce</text:span><text:span text:style-name="T1"> a </text:span><text:span text:style-name="T5">ten-thousand employee software company</text:span><text:span text:style-name="T1"> in terms of net daily output, </text:span><text:span text:style-name="T5">probably only working 4 hours a day</text:span><text:span text:style-name="T113">.</text:span><text:span text:style-name="T1"> If this project were fully realized, </text:span><text:span text:style-name="T3">I believe </text:span><text:span text:style-name="T1">not only programming would be revolutionized, but </text:span><text:span text:style-name="T3">hopefully</text:span><text:span text:style-name="T1"> </text:span><text:span text:style-name="T113">every single major field of creative output</text:span><text:span text:style-name="T1">. </text:span><text:span text:style-name="T3">Education, too. </text:span></text:p>
      <text:p text:style-name="P16"/>
      <text:p text:style-name="P7"><text:span text:style-name="T1">Surely you’re exaggerating? </text:span><text:span text:style-name="T23">Your own hubris...</text:span></text:p>
      <text:p text:style-name="P48"/>
      <text:p text:style-name="P35">These are the things which I believe CBAS can accomplish that would lead to the scenario I described:</text:p>
      <text:p text:style-name="P48"/>
      <text:p text:style-name="P48"><text:span text:style-name="T82">1. A huge part of the difficulty of programming is the transition from your intuition/understanding to code. CBAS’s totally mutable syntax allows you to make syntax that </text:span><text:span text:style-name="T113">works the way you think</text:span><text:span text:style-name="T82">. You can design the abstractions, language features, and compiler infrastructure needed </text:span><text:span text:style-name="T113">to make the computer speak the way your intuition does</text:span><text:span text:style-name="T82">. </text:span><text:span text:style-name="T95">Not only that, but new abstractions may actually</text:span><text:span text:style-name="T133"> </text:span><text:span text:style-name="T125">give you the building blocks with which you can think about problems</text:span><text:span text:style-name="T133">.</text:span><text:span text:style-name="T130"> </text:span><text:span text:style-name="T99">You become a </text:span><text:span text:style-name="T80">better thinker</text:span><text:span text:style-name="T99"> because of the language. </text:span><text:span text:style-name="T82">This concept, taken to its extreme in every major creative field (which </text:span><text:span text:style-name="T113">will happen</text:span><text:span text:style-name="T82"> if software development is made e</text:span><text:span text:style-name="T88">ffective enough</text:span><text:span text:style-name="T82">) would enable every single creative person to be a “superman” </text:span><text:span text:style-name="T99">version of himself</text:span><text:span text:style-name="T82">.</text:span></text:p>
      <text:p text:style-name="P48"/>
      <text:p text:style-name="P48"><text:soft-page-break/><text:span text:style-name="T82">2. CBAS’s extensible compiler infrastructure allows you to automate elements of software design instead of doing them yourself. Just as high level language compilers removed the need to decide which variables are stored in which registers and whether the “jnz” goes at the beginning or end of the loop, CBAS could enable you to automate parts of the software development process itself. The advancement of languages in this regard is currently retarde</text:span><text:span text:style-name="T83">d </text:span><text:span text:style-name="T87">due to </text:span><text:span text:style-name="T96">half-baked</text:span><text:span text:style-name="T88"> bullshit being pushed by </text:span><text:span text:style-name="T89">pseudo-intellectuals</text:span><text:span text:style-name="T95">, </text:span><text:span text:style-name="T97">yesteryear’s washed-up scientists,</text:span><text:span text:style-name="T95"> and corporate fuddy-duddies </text:span><text:span text:style-name="T96">(See: Rust, Typescript, Go)</text:span><text:span text:style-name="T95">.</text:span></text:p>
      <text:p text:style-name="P48"/>
      <text:p text:style-name="P17"><text:span text:style-name="T82">3. CBAS’s in-language mutable backend makes the language universal. Once a backend for CBAS exists for “Platform X”, then all libraries written in CBAS can be used on Platform X. </text:span><text:span text:style-name="T87">While it’s possible to write an LLVM backend and theoretically achieve something like this for C, </text:span><text:span text:style-name="T89">but the brutal reality of the LLVM toolchain is that this is too difficult to actually achieve. </text:span><text:span text:style-name="T98">It is </text:span><text:span text:style-name="T134">already</text:span><text:span text:style-name="T98"> easy with CBAS by comparison, and future development will inevitably make this easier.</text:span></text:p>
      <text:p text:style-name="P16"/>
      <text:p text:style-name="P16"><text:span text:style-name="T1">If you are someone skimming this project to see if it’s worth your time, </text:span><text:span text:style-name="T113">IT IS</text:span><text:span text:style-name="T1">. </text:span><text:span text:style-name="T3">This is worth every single waking moment of your free time.</text:span><text:span text:style-name="T1"> You’ve </text:span><text:span text:style-name="T3">found </text:span><text:span text:style-name="T1">a treasure trove beyond your wildest imagination. If you can </text:span><text:span text:style-name="T3">take what I have here and wrap it up in a box with a neat little bow and sell it </text:span><text:span text:style-name="T24">for what it’s worth</text:span><text:span text:style-name="T1">, you will be </text:span><text:span text:style-name="T24">many times what Jeff Bezos, Bill Gates, or Elon Musk ever were</text:span><text:span text:style-name="T1">. There will be countless generations of </text:span><text:span text:style-name="T3">incredibly productive creative</text:span><text:span text:style-name="T1"> people after you, singing </text:span><text:span text:style-name="T3">the</text:span><text:span text:style-name="T1"> high praises </text:span><text:span text:style-name="T3">of you and your work, </text:span><text:span text:style-name="T24">naming schools after you, building statues in your honor, you name it.</text:span></text:p>
      <text:p text:style-name="P16"/>
      <text:p text:style-name="P17"><text:span text:style-name="T1">Do you dream of humanity reaching the stars? Do you want to achieve</text:span><text:span text:style-name="T25"> youthful immortality</text:span><text:span text:style-name="T1">? Would you like to be on your super-yacht </text:span><text:span text:style-name="T11">being served by sexy </text:span><text:span text:style-name="T12">genetically-engineered</text:span><text:span text:style-name="T11"> cat-girl waitresses </text:span><text:span text:style-name="T1">when you hear the news </text:span><text:span text:style-name="T25">of man’s first colony outside the gravitational dominance of Sol</text:span><text:span text:style-name="T1">? </text:span><text:span text:style-name="T4">You are most likely going to be disappointed. </text:span><text:span text:style-name="T12">B</text:span><text:span text:style-name="T4">ut if you </text:span><text:span text:style-name="T25">believe it is worth aiming for, you have come to the right place.</text:span></text:p>
      <text:p text:style-name="P17"/>
      <text:p text:style-name="P32">Aren’t there lots of people working on things like this?</text:p>
      <text:p text:style-name="P34"><text:span text:style-name="T162">The short answer is no, the long answer is yes, </text:span><text:span text:style-name="T163">and some people even have ideas like CBAS,</text:span><text:span text:style-name="T162"> but actually no, </text:span><text:span text:style-name="T163">and </text:span><text:span text:style-name="T165">seemingly</text:span><text:span text:style-name="T163"> nobody gets it</text:span><text:span text:style-name="T162">. </text:span></text:p>
      <text:p text:style-name="P34"/>
      <text:p text:style-name="P34"><text:span text:style-name="T162">Let me explain: </text:span>People are stupid. <text:span text:style-name="T165">Even the smartest people among us are extremely stupid.</text:span> <text:span text:style-name="T164">We</text:span> live in a civilization which is so caught up in its own nonsense that it cannot figure out that men and women are not the same. Children are being raised by smartphones into a culture which believes pride is a virtue. <text:span text:style-name="T167">Despite the veneer of scientific and intellectual prowess this civilization shows off, it is more-or-less an empty shell, just like most civilizations before it.</text:span></text:p>
      <text:p text:style-name="P33"><text:soft-page-break/></text:p>
      <text:p text:style-name="P21"><text:span text:style-name="T82">This period of history </text:span><text:span text:style-name="T84">(the 21</text:span><text:span text:style-name="T161">st</text:span><text:span text:style-name="T84"> century)</text:span><text:span text:style-name="T82"> is special in that some clever people were able to get </text:span><text:span text:style-name="T145">a very small amount of work done to improve the world</text:span><text:span text:style-name="T82">. </text:span><text:span text:style-name="T84">This work was able to slowly accumulate over </text:span><text:span text:style-name="T100">time for the past few hundred years</text:span><text:span text:style-name="T84">.</text:span><text:span text:style-name="T82"> </text:span><text:span text:style-name="T84">It </text:span><text:span text:style-name="T100">was</text:span><text:span text:style-name="T84"> </text:span><text:span text:style-name="T146">incredibly inefficient</text:span><text:span text:style-name="T135"> </text:span><text:span text:style-name="T84">and </text:span><text:span text:style-name="T146">extremely poorly directed</text:span><text:span text:style-name="T135"> </text:span><text:span text:style-name="T107">due to poor planning, low degrees of international cooperation, and political squabbling, </text:span><text:span text:style-name="T140">a fair bit of which was </text:span><text:span text:style-name="T142">instigated by the intelligentsia itself</text:span><text:span text:style-name="T107">. </text:span><text:span text:style-name="T82">The result of this </text:span><text:span text:style-name="T146">PATHETIC</text:span><text:span text:style-name="T82"> effort under </text:span><text:span text:style-name="T147">very</text:span><text:span text:style-name="T139"> taxing</text:span><text:span text:style-name="T82"> conditions has been phenomenal in improving peoples’ lives </text:span><text:span text:style-name="T84">and changing the human condition. </text:span><text:span text:style-name="T85">In the past </text:span><text:span text:style-name="T101">century or so</text:span><text:span text:style-name="T85"> it has snowballed somewhat- improvements in education, communication, and computation have enabled us to work </text:span><text:span text:style-name="T136">slightly</text:span><text:span text:style-name="T85"> more effectively. </text:span><text:span text:style-name="T137">Twelve time</text:span><text:span text:style-name="T138">s</text:span><text:span text:style-name="T137"> almost-zero is still almost-zero, unfortunately.</text:span></text:p>
      <text:p text:style-name="P20"/>
      <text:p text:style-name="P25"><text:span text:style-name="T59">So, a</text:span><text:span text:style-name="T1">re programmers focused on trying to </text:span><text:span text:style-name="T9">increase man’s intellectual output</text:span><text:span text:style-name="T1">? </text:span><text:span text:style-name="T15">Are they writing tools to try to make work easier for us? </text:span><text:span text:style-name="T1">Well, not really. The current fad is to get neural networks to </text:span><text:span text:style-name="T17">feign consciousness </text:span><text:span text:style-name="T54">by regurgitating crap they memorized training on text from the internet</text:span><text:span text:style-name="T8">.</text:span><text:span text:style-name="T13"> It’s cute that </text:span><text:span text:style-name="T19">GPT-4o</text:span><text:span text:style-name="T13"> can </text:span><text:span text:style-name="T15">talk like a midwest girl and</text:span><text:span text:style-name="T13"> </text:span><text:span text:style-name="T19">comment on </text:span><text:span text:style-name="T26">whether your outfit is suitable for a job interview. </text:span><text:span text:style-name="T54">She’s got less brain than a thoroughly-educated chimpanzee but at least she can regurgitate wikipedia.</text:span><text:span text:style-name="T26"> </text:span><text:span text:style-name="T54">I’m not saying Large Language Models are doomed to failure- but </text:span><text:span text:style-name="T59">so far they are not the revolution that these nincompoops promised</text:span><text:span text:style-name="T54">.</text:span></text:p>
      <text:p text:style-name="P25"/>
      <text:p text:style-name="P26"><text:span text:style-name="T1">There are some people trying to make </text:span><text:span text:style-name="T9">programming more accessible through </text:span><text:span text:style-name="T1">visual programming languages, but </text:span><text:span text:style-name="T9">it hasn’t exactly succeeded. I believe I could make a visual programming language that </text:span><text:span text:style-name="T54">could </text:span><text:span text:style-name="T9">succeed, </text:span><text:span text:style-name="T59">but I’m deferring that work for later</text:span><text:span text:style-name="T9">. </text:span><text:span text:style-name="T18">Text-based</text:span><text:span text:style-name="T20"> </text:span><text:span text:style-name="T27">programming language ideas are eas</text:span><text:span text:style-name="T60">ier to develop and the metaprogramming theory is more important than multisensory cognitive stimulation</text:span><text:span text:style-name="T18">.</text:span><text:span text:style-name="T9"> </text:span><text:span text:style-name="T116">Text-based programming languages </text:span><text:span text:style-name="T117">are the dynamo we can use to build the multimedia </text:span><text:span text:style-name="T118">sensory-stimulating cognition-maximizing</text:span><text:span text:style-name="T117"> programming </text:span><text:span text:style-name="T118">tools </text:span><text:span text:style-name="T117">that I figure will take over.</text:span></text:p>
      <text:p text:style-name="P26"/>
      <text:p text:style-name="P26"><text:span text:style-name="T1">In the programming language arena, the primary focus of our greatest minds seems to be replacing C with some nanny </text:span><text:span text:style-name="T15">in the compiler</text:span><text:span text:style-name="T1"> that helps prevent you from writing bugs. <text:s/></text:span><text:span text:style-name="T13">This is the thinking behind Typescript and Rust.</text:span></text:p>
      <text:p text:style-name="P26"/>
      <text:p text:style-name="P27"><text:span text:style-name="T1">If </text:span><text:span text:style-name="T15">those dorks </text:span><text:span text:style-name="T1">actually thought about it they might realize that the REASON we’re writing these bugs is that we’re doing redundant and repetitive work that really should be automated using superior abstractions (ones that better capture the capabilities of the hardware and connect them to the creative faculties of man). </text:span></text:p>
      <text:p text:style-name="P27"/>
      <text:p text:style-name="P30"><text:span text:style-name="T15">B</text:span><text:span text:style-name="T1">jarne Stroustrup in his talks sounds like he gets it, but C++’s implementation is completely backwards from what he says. It is a </text:span><text:span text:style-name="T113">boast</text:span><text:span text:style-name="T1"> of the C++ committee that they will </text:span><text:soft-page-break/><text:span text:style-name="T1">never have mutable syntax. </text:span><text:span text:style-name="T61">Everybody knows C++ is an overcomplicated poorly-designed mess, so the #1 concern of the committee is trying to </text:span><text:span text:style-name="T62">make things comprehensible.</text:span></text:p>
      <text:p text:style-name="P30"/>
      <text:p text:style-name="P28"><text:span text:style-name="T14">Some Rust people seem to almost get it, but well no not really, they</text:span><text:span text:style-name="T15"> </text:span><text:span text:style-name="T21">honestly </text:span><text:span text:style-name="T15">believe they’re accomplishing this very thing with unions and lifetime annotations in Rust. </text:span><text:span text:style-name="T62">They managed to </text:span><text:span text:style-name="T63">make C++’s mistakes ten times worse, too.</text:span></text:p>
      <text:p text:style-name="P21"/>
      <text:p text:style-name="P29"><text:span text:style-name="T119">TLDR: </text:span><text:span text:style-name="T114">N</text:span><text:span text:style-name="T113">o.</text:span></text:p>
      <text:p text:style-name="P19"><text:span text:style-name="T158">You want the bottom line?</text:span><text:span text:style-name="T1"><text:line-break/>It’s really impressive that </text:span><text:span text:style-name="T4">the dim-witted football-addicted (American or European? Doesn’t matter) masses haven’t nuked all of us yet. </text:span><text:span text:style-name="T74">Nuclear weapons technology is only going to get “better”</text:span><text:span text:style-name="T84"> (read: </text:span><text:span text:style-name="T107">easier to produce, more widespread</text:span><text:span text:style-name="T84">, more potent, accessible to </text:span><text:span text:style-name="T85">J</text:span><text:span text:style-name="T84">oe-</text:span><text:span text:style-name="T86">schmoe</text:span><text:span text:style-name="T84"> tinpot dictator </text:span><text:span text:style-name="T86">or cult leader</text:span><text:span text:style-name="T84">) from here </text:span><text:span text:style-name="T86">on out </text:span><text:span text:style-name="T84">for the time being.</text:span></text:p>
      <text:p text:style-name="P18"/>
      <text:p text:style-name="P18"><text:span text:style-name="T4">Luckily for the few people alive who think for themselves, the idiots seem to be too busy deciding whether or not men can become </text:span><text:span text:style-name="T15">wo</text:span><text:span text:style-name="T4">men and </text:span><text:span text:style-name="T15">convincing everyone that</text:span><text:span text:style-name="T4"> black power isn’t racist (but white power is) than starting world wars.</text:span></text:p>
      <text:p text:style-name="P18"/>
      <text:p text:style-name="P22"><text:span text:style-name="T1">If you want to see a world where humanity is not chained below the Karman line in perpetual poverty suffering </text:span><text:span text:style-name="T5">from easily cured diseases </text:span><text:span text:style-name="T55">petitioning to make eating meat illegal</text:span><text:span text:style-name="T5">,</text:span><text:span text:style-name="T1"> you have </text:span><text:span text:style-name="T5">e</text:span><text:span text:style-name="T1">ncountered my best </text:span><text:span text:style-name="T5">guess.</text:span></text:p>
      <text:p text:style-name="P21"/>
      <text:p text:style-name="P23"><text:span text:style-name="T73">Should any competent programmer hear my plea, and ignore it?</text:span><text:span text:style-name="T1"> You have no need of me to write some sort of curse, </text:span><text:span text:style-name="T6">you know full well that what I have said is true. </text:span><text:span text:style-name="T28">You can use mental gymnastics to justify your optimism. </text:span><text:span text:style-name="T120">You are wasting </text:span><text:span text:style-name="T122">precious </text:span><text:span text:style-name="T120">thought-hours </text:span><text:span text:style-name="T122">justifying the preventable suffering of yourself and billions of others</text:span><text:span text:style-name="T28">.</text:span></text:p>
      <text:p text:style-name="P23"/>
      <text:p text:style-name="P23"><text:span text:style-name="T6">Creative potential in man goes simultaneously underdeveloped and underutilized to a catastrophic and painful degree. Computers today are an </text:span><text:span text:style-name="T115">unusual opportunity</text:span><text:span text:style-name="T6"> to stop this. </text:span><text:span text:style-name="T10">Unless something changes in a very short period of time, we are pretty much doomed to self-destruct </text:span><text:span text:style-name="T16">before we could understand everything necessary to achieve immortality, or make your cat-girl wife dreams a reality.</text:span></text:p>
      <text:p text:style-name="P23"/>
      <text:p text:style-name="P24"><text:span text:style-name="T10">Ignore my plea? </text:span><text:span text:style-name="T1">Go back to your miry swamp, you </text:span><text:span text:style-name="T10">shell of a man!</text:span><text:span text:style-name="T1"> Let me write no curse, your grandchildren’s own mouths will be the fountains of my hot displeasure </text:span><text:span text:style-name="T22">crying out day by day</text:span><text:span text:style-name="T1">. Their </text:span><text:span text:style-name="T7">uneducated and </text:span><text:span text:style-name="T1">addled minds will serve no purpose except to s</text:span><text:span text:style-name="T7">pew poorly formed political opinions and mock </text:span><text:span text:style-name="T9">everything you held dear</text:span><text:span text:style-name="T7">.</text:span></text:p>
      <text:p text:style-name="P24"/>
      <text:p text:style-name="P49"><text:soft-page-break/><text:span text:style-name="T28">S</text:span><text:span text:style-name="T1">hould any competent programmer hear my plea, and magnify this work, and help bring it forward?</text:span></text:p>
      <text:p text:style-name="P49"><text:span text:style-name="T90">Spend some of your fat stacks on hiring a PI to f</text:span><text:span text:style-name="T82">ind me. I’ll thank you personally.</text:span><text:span text:style-name="T130"> </text:span><text:span text:style-name="T131">If you were a man of integrity, you’d thank me and share some of those fat stacks of yours.</text:span><text:span text:style-name="T130"> </text:span><text:span text:style-name="T90">Not that you’ll need my thanks- this world should change significantly within </text:span><text:span text:style-name="T94">4</text:span><text:span text:style-name="T90">0 years of this technology </text:span><text:span text:style-name="T91">(and the philosophy underlying it)</text:span><text:span text:style-name="T90"> </text:span><text:span text:style-name="T91">going mainstream in the intelligentsia. </text:span><text:span text:style-name="T92">Think </text:span><text:span text:style-name="T131">total societal revolution</text:span><text:span text:style-name="T92">. </text:span><text:span text:style-name="T93">A thousand times bigger than the internet ever was. </text:span><text:span text:style-name="T132">More properly, leveraging the minds of men on the internet to their full potential.</text:span></text:p>
      <text:p text:style-name="P6"/>
      <text:p text:style-name="P6"><text:span text:style-name="T31">W</text:span><text:span text:style-name="T1">hy should I believe you? </text:span><text:span text:style-name="T33">You sound crazy.</text:span></text:p>
      <text:p text:style-name="P50"><text:span text:style-name="T1">Look through this codebase. </text:span><text:span text:style-name="T32">It’s all the work of one man, and I don’t use stack overflow. </text:span><text:span text:style-name="T34">Read my writings in planning.</text:span><text:span text:style-name="T32"> </text:span><text:span text:style-name="T1">Sure, it’s got rough edges, but you know it took somebody really special to make this. Maybe not Albert Einstein, but certainly an unusual mind. My own writings here hopefully give you some pause.</text:span></text:p>
      <text:p text:style-name="P50"/>
      <text:p text:style-name="P50"><text:span text:style-name="T1">I’ve written many other </text:span><text:span text:style-name="T32">pieces of software, notably I designed my own instruction set for a custom computer architecture, a macro assembler, and then wrote a small </text:span><text:span text:style-name="T40">(demo-</text:span><text:span text:style-name="T64">toy</text:span><text:span text:style-name="T40">)</text:span><text:span text:style-name="T32"> operating system for it. </text:span><text:span text:style-name="T34">The architecture is called “SISA16”.</text:span><text:span text:style-name="T32"> </text:span><text:span text:style-name="T33">I always dreamed (and still do) of making my own computer, even if only simulated. </text:span><text:span text:style-name="T34">SISA16 is the closest I ever came.</text:span><text:span text:style-name="T33"> </text:span><text:span text:style-name="T32">Th</text:span><text:span text:style-name="T33">e ideas I had writing </text:span><text:span text:style-name="T34">that</text:span><text:span text:style-name="T32"> macro-assembler </text:span><text:span text:style-name="T33">are the direct </text:span><text:span text:style-name="T32">precursor to what CBAS eventually became, and helped inspire it.</text:span></text:p>
      <text:p text:style-name="P50"/>
      <text:p text:style-name="P52"><text:span text:style-name="T32">I </text:span><text:span text:style-name="T1">started another project, SISA67 which was written entirely in </text:span><text:span text:style-name="T55">CBAS</text:span><text:span text:style-name="T1">, meant to be a </text:span><text:span text:style-name="T64">proper 64-bit</text:span><text:span text:style-name="T1"> successor to SISA16. </text:span><text:span text:style-name="T64">It was a lot like Donald Knuth’s fantasy architecture. </text:span><text:span text:style-name="T1">I wanted to port </text:span><text:span text:style-name="T56">the cbas tool</text:span><text:span text:style-name="T1"> into it and achieve self-hosting that way. I realized, however, that this was a distraction. </text:span><text:span text:style-name="T56">Self-hosting is not important </text:span><text:span text:style-name="T57">to CBAS and the idea of having my own computer really isn’t important.</text:span></text:p>
      <text:p text:style-name="P51"/>
      <text:p text:style-name="P53"><text:span text:style-name="T1">I’m 24 years old at time of writing. </text:span><text:span text:style-name="T65">I have a bachelor’s in CS.</text:span><text:span text:style-name="T1"> I didn’t get good grades in school because I never cared, it </text:span><text:span text:style-name="T66">usually </text:span><text:span text:style-name="T1">felt like busywork and I hated it. I’m forgetful, I’d always lose track of my homework and I didn’t care enough to try to nail it down. I’ve never held a job, </text:span><text:span text:style-name="T36">I can’t drive, </text:span><text:span text:style-name="T1">I’ve always just </text:span><text:span text:style-name="T36">done my own thing</text:span><text:span text:style-name="T1">. </text:span><text:span text:style-name="T36">I’m spoiled that way.</text:span><text:span text:style-name="T1"> I live with my parents in Kentucky. My family is in dire financial straits, we’re about to sell this house. It’s looking like I might have to get a job, but I’m trying to get something going online. <text:s/></text:span><text:span text:style-name="T35">If I get a job, I probably won’t have the energy to be doing all-nighters </text:span><text:span text:style-name="T37">doing work on this project anymore. </text:span></text:p>
      <text:p text:style-name="P53"/>
      <text:p text:style-name="P59"><text:span text:style-name="T37">W</text:span><text:span text:style-name="T1">hy should you believe me? Look at my work. Hear what I have to say.</text:span></text:p>
      <text:p text:style-name="P64"><text:soft-page-break/></text:p>
      <text:p text:style-name="P36">It’s all free. I’m not scamming you out of anything with this. It might sound “too good to be true” but it is true. You’ve hit the jackpot.</text:p>
      <text:p text:style-name="P65">What’s the work?</text:p>
      <text:p text:style-name="P53"/>
      <text:p text:style-name="P54"><text:span text:style-name="T128">Most of the work </text:span><text:span text:style-name="T129">on this project</text:span><text:span text:style-name="T128"> is theory work trying to figure out what to make</text:span><text:span text:style-name="T123">.</text:span><text:span text:style-name="T37"> </text:span><text:span text:style-name="T38">Developing the abstractions to write in the first place is extremely difficult, it’s a combination of extrapolation and forcing myself to discover problems and invent solutions. It’s all working by analogy, </text:span><text:span text:style-name="T39">applying principles</text:span><text:span text:style-name="T38">. “As X is to Y, A is to B”. I already know it works because I’ve already used it in my own work and it has already saved me enormous amounts of time.</text:span></text:p>
      <text:p text:style-name="P54"><text:span text:style-name="T38"><text:line-break/></text:span><text:span text:style-name="T67">The process is difficult, but it does work.</text:span><text:span text:style-name="T38"> </text:span><text:span text:style-name="T39">It took me many hours of persistent thought to develop the concept of the “builder” (@bldr, bldr.hbas) abstraction, </text:span><text:span text:style-name="T68">whose basic concept is that of “tokens in, tokens out”</text:span><text:span text:style-name="T39"> which in retrospect should have been obvious. </text:span><text:span text:style-name="T75">New technology and new ideas are very difficult to see ahead of you- </text:span><text:span text:style-name="T77">it’s foggy and full of distractions and red herrings</text:span><text:span text:style-name="T75">. </text:span><text:span text:style-name="T77">Good and bad ideas</text:span><text:span text:style-name="T75"> are extremely easy to see behind you. </text:span><text:span text:style-name="T76">After you’ve made something </text:span><text:span text:style-name="T77">good,</text:span><text:span text:style-name="T76"> you often feel really stupid for not having thought of it earlier.</text:span></text:p>
      <text:p text:style-name="P52"/>
      <text:p text:style-name="P37">Broadly, these are the “classes” of work on CBAS:</text:p>
      <text:p text:style-name="P37">1. Marketing/Packaging. Turning the existing work into a useful tool. This primarily consists of writing documentation, examples, tutorials, etc. but also includes all tooling work, including work on `toc` and other backends. Technically, all actual programming on CBAS inevitably ends up being some amount of this, <text:span text:style-name="T168">as the transition from theory to implementation inevitably produces tools.</text:span></text:p>
      <text:p text:style-name="P55"/>
      <text:p text:style-name="P55"><text:span text:style-name="T1">2. Brainstorming. I am always looking for “new ideas” to try to make programming easier. It’s what this is all about. What is needed to make programmers truly productive? </text:span><text:span text:style-name="T69">How do you make the process of </text:span><text:span text:style-name="T70">algorithm</text:span><text:span text:style-name="T69"> development and input easier?</text:span></text:p>
      <text:p text:style-name="P55"/>
      <text:p text:style-name="P37">3. Program examination. I don’t do it as often as I should, but one way I get ideas for things to make is to examine existing source code and try to figure out “what’s wrong?”. I go through software I’ve written <text:span text:style-name="T169">or know about</text:span> and try to figure out what is “needed”. <text:span text:style-name="T169">What’s right, what’s wrong, what needs improving? What’s difficult? Where are the inefficiencies?</text:span></text:p>
      <text:p text:style-name="P55"/>
      <text:p text:style-name="P37"><text:soft-page-break/>4. Refining and Application. Taking ideas I’ve already had and trying to make them better, either by figuring out use-cases I hadn’t thought of, or mutating them into a superior version of themselves.</text:p>
      <text:p text:style-name="P55"/>
      <text:p text:style-name="P55"><text:span text:style-name="T1">In the library, Everything under `toc` is considered “Marketing/Packaging” (since it does not directly advance metaprogramming theory). </text:span><text:span text:style-name="T41">Most of the stuff in stdmeta is metaprogramming theory. The partially-developed areas most in-need of metaprogramming theory development are the UAST (the Universal AST, </text:span><text:span text:style-name="T58">a concept-modeling and analysis framework</text:span><text:span text:style-name="T41">), Worksheet (Intelligent Macros), Knowledge/Properties system (</text:span><text:span text:style-name="T49">Static analysis stuff that doesn’t fit in the AST</text:span><text:span text:style-name="T41">), and cgrdparser (the compiletime recursive descent parser DSL). </text:span></text:p>
      <text:p text:style-name="P55"/>
      <text:p text:style-name="P56"><text:span text:style-name="T1">There are also ideas of mine which </text:span><text:span text:style-name="T50">either </text:span><text:span text:style-name="T1">have not made it into the code </text:span><text:span text:style-name="T50">or are only partially in the code. </text:span><text:span text:style-name="T53">They</text:span><text:span text:style-name="T52"> require substantial theory work.</text:span></text:p>
      <text:p text:style-name="P56"/>
      <text:p text:style-name="P57"><text:span text:style-name="T1">* The EAG, the Extremely Ambiguous Grammar. I figured out that by using the core concepts behind type deduction and simple logical evaluation, I could probably create “smart” highly contextual grammars that conveyed large amounts of meaning, </text:span><text:span text:style-name="T71">by leveraging implied context</text:span><text:span text:style-name="T1">. </text:span><text:span text:style-name="T48">It could actually look and feel like English.</text:span><text:span text:style-name="T1"> I still consider this one of my best ideas. </text:span><text:span text:style-name="T42">I iterated over at least 3 different data structures with which to develop the EAG until I finally invented the Universal Abstract Syntax Tree, which is more properly a </text:span><text:span text:style-name="T44">universal</text:span><text:span text:style-name="T42"> concept modeling data structure.</text:span><text:span text:style-name="T1"> </text:span><text:span text:style-name="T42">The UAST has since become a project in its own right </text:span><text:span text:style-name="T45">and I envision it as being useful for implementing numerous forms of static analysis</text:span><text:span text:style-name="T1">. The EAG concept has developed over time in my mind- I now envision it as being built “on top of” the CBAS language rather than </text:span><text:span text:style-name="T46">re-creating the hierarchy of abstractions (expressions, operators, statements…) needed to express basic computation. </text:span><text:span text:style-name="T51">The EAG could be a more important project than the entire rest of CBAS, if properly developed.</text:span></text:p>
      <text:p text:style-name="P57"/>
      <text:p text:style-name="P58"><text:span text:style-name="T1">* Higher Order Programming. One of the grand visions for CBAS is to automate decision making made by programmers. Why not make high-level software architecture decisions automated? The end result, I imagine, would look more like dictating a problem to the computer </text:span><text:span text:style-name="T72">in some weird architecture specification language </text:span><text:span text:style-name="T1">and having it </text:span><text:span text:style-name="T113">write the software for you</text:span><text:span text:style-name="T1"> than actually designing it yourself.</text:span><text:span text:style-name="T113"> </text:span><text:span text:style-name="T126">No, not like ChatGPT</text:span><text:span text:style-name="T72">.</text:span><text:span text:style-name="T113"> </text:span><text:span text:style-name="T1">This would, of course, not </text:span><text:span text:style-name="T51">really</text:span><text:span text:style-name="T1"> be in english, but in some sort of highly abstract language designed specifically for expressing </text:span><text:span text:style-name="T51">these</text:span><text:span text:style-name="T1"> ideas. </text:span><text:span text:style-name="T47">Melded with the EAG concept, it could actually look something like english, </text:span><text:span text:style-name="T51">but the resemblance would be superficial</text:span><text:span text:style-name="T47">. </text:span><text:span text:style-name="T51">Grammatically, it would be unique.</text:span></text:p>
      <text:p text:style-name="P58"/>
      <text:p text:style-name="P58"><text:soft-page-break/><text:span text:style-name="T1">* Language building toolkit. I want to make it easy to write new programming languages in CBAS, if for no other reason than to enable rapid iteration for testing purposes (which is infeasible </text:span><text:span text:style-name="T43">even with something like LLVM</text:span><text:span text:style-name="T1">). Cgrdparser is the closest I have come to this and some of its most recent additions were made specifically with this in mind.</text:span></text:p>
      <text:p text:style-name="P58"/>
      <text:p text:style-name="P58"><text:span text:style-name="T1">* </text:span><text:span text:style-name="T49">Symbol Knowledge System. The stuff in “knowl.hbas” is related, but not the same. It’s a recent development of mine- much static analysis and “smart inferencing” stuff requires storing and manipulating facts about “nouns” </text:span><text:span text:style-name="T58">or “objects”</text:span><text:span text:style-name="T49"> in your program. “knowl.hbas” is a global system and so does not have the concept of scope </text:span><text:span text:style-name="T58">needed to fully address all objects in a computer program</text:span><text:span text:style-name="T49">. my current thinking as of writing this is that this would probably end up implemented using the UAST’s concept modeling capabilities.</text:span></text:p>
      <text:p text:style-name="P60"/>
      <text:p text:style-name="P60"><text:span text:style-name="T49">* </text:span><text:span text:style-name="T1">Plugs. This is a tough one to explain: I realized one of the primary difficulties of software implementation was taking existing components and “plugging them together”. Writing the glue code. What if modules “knew” how they were supposed to be used, and could specify themselves (through something like a global knowledge system, i.e. library metadata) how to connect to each other? Sort of like if you templated a whole library in C++ </text:span><text:span text:style-name="T124">by </text:span><text:span text:style-name="T113">having “slots” in your library which other libraries would say how to fill.</text:span><text:span text:style-name="T1"> You include two libraries, you use them together and they “intelligently” figure out how to work together. Another related concept to this is “tweakables”. What if “nouns” in a piece of software had properties which other “nouns” (or the programmer) could tweak? Fields with names, ala worksheet fields.</text:span></text:p>
      <text:p text:style-name="P60"/>
      <text:p text:style-name="P38">Imagine for instance that there was a math library and a physics engine. You include them both. The physics engine has slots it needs for matrix math classes. You should be able to just use them together and the physics engine will “know” (read: infer) that the math library’s matrix classes fill those slots. </text:p>
      <text:p text:style-name="P38"/>
      <text:p text:style-name="P39">Another example would be sort of like how containers work in C++. You can say “iterate over myvector” or “for<text:span text:style-name="T170">(auto&amp; a: myvector){}</text:span>” and the compiler just <text:span text:style-name="T113">knows</text:span> what it means to iterate over that container. <text:span text:style-name="T170">This ties directly into the symbol knowledge system idea and by consequence the UAST.</text:span></text:p>
      <text:p text:style-name="P61"/>
      <text:p text:style-name="P61"/>
      <text:p text:style-name="P2">Introduction</text:p>
      <text:p text:style-name="P10">In order to understand what <text:span text:style-name="T113">Coder’s Basilisk</text:span><text:span text:style-name="T1"> is, you must first understand the rough architecture of a simple non-optimizing C compiler.</text:span></text:p>
      <text:p text:style-name="P10"/>
      <text:p text:style-name="P40">Such a C compiler has five stages- Lexing, Preprocessing, Parsing, Semantic Analysis, and Code generation.</text:p>
      <text:p text:style-name="P10"/>
      <text:p text:style-name="P10"><text:span text:style-name="T1">In the first stage, </text:span><text:span text:style-name="T78">Lexing</text:span><text:span text:style-name="T1">, the raw bytes of the source code are turned into a series of “preprocessing tokens”. These “tokens” represent small bits of text like the keyword “int” or a variables name “myVariable”. </text:span></text:p>
      <text:p text:style-name="P10"/>
      <text:p text:style-name="P10"><text:span text:style-name="T1">The preprocessing tokens are passed to the second stage, </text:span><text:span text:style-name="T78">Preprocessing</text:span><text:span text:style-name="T1">, which handles #include, #define, #ifdef and other such directives. Notably, #include may require additional code to be lexed.</text:span></text:p>
      <text:p text:style-name="P10"/>
      <text:p text:style-name="P10"><text:span text:style-name="T1">Once the </text:span><text:span text:style-name="T113">compilation unit</text:span><text:span text:style-name="T1"> is completely lexed and preprocessed, the sequence of preprocessing tokens is handed to the third stage, </text:span><text:span text:style-name="T78">the Parser</text:span><text:span text:style-name="T1">.</text:span><text:span text:style-name="T113"> </text:span><text:span text:style-name="T1">The Parser recognizes the structure of the C code, detecting function declarations, expressions, statements, etcetera. <text:s/>The output of the parser is an “Abstract Syntax Tree” (AST) which is the understood structure of the code. This data structure is, as the name says, a tree. It is comprised of nodes with children and parents. As a crude example, you might have a “function” node with a set of “argument” children and a “body” node with statements as children, which themselves might have children (the “while” statement in C takes an expression and statement as children, for example). The parsing stage is where most syntax errors tend to occur. Nevertheless, some syntactical and semantic errors may escape this stage, meaning that there is typically a fourth stage...</text:span></text:p>
      <text:p text:style-name="P10"/>
      <text:p text:style-name="P10"><text:span text:style-name="T78">Semantic Analysis</text:span><text:span text:style-name="T1">. <text:s/>Did you reference a variable that was never declared? Did you declare two labels in a function with the same name? Some of these types of errors may either be impractical or impossible to detect during parsing.</text:span></text:p>
      <text:p text:style-name="P10"/>
      <text:p text:style-name="P10"><text:span text:style-name="T1">The AST is then passed to the </text:span><text:span text:style-name="T78">Code Generator</text:span><text:span text:style-name="T1">. </text:span><text:span text:style-name="T2">A Code generator will go through every node in the AST and attempt to generate code for it, typically generating code for children first and then incorporating it into the parents’ code. In a simple non-optimizing compiler this will typically be Assembly language which can be passed to an assembler, Machine code which can be executed, or some portable bytecode.</text:span></text:p>
      <text:p text:style-name="P62"/>
      <text:p text:style-name="P11"><text:soft-page-break/><text:span text:style-name="T1">In your typical C programming workflow, the code generator’s tangible output will be the contents of a “.o” (dot o) file, which needs to be processed further to produce a Windows Dynamically Linked Library (.dll), Linux Shared Object (.so), Windows Portable Executable (EXE) file, or a Linux ELF (no extension, typically).</text:span></text:p>
      <text:p text:style-name="P41">Lots of compilers allow you to skip the “.o” file step and directly compile an executable or shared object, which is extremely handy.</text:p>
      <text:p text:style-name="P11"/>
      <text:p text:style-name="P12">If anything I explained here is unfamiliar or confusing to you, I suggest you stop right now and go watch some videos explaining how compilers work and come back. </text:p>
      <text:p text:style-name="P12"/>
      <text:p text:style-name="P42">CBAS is at its core a systems programming language much like C- it emphasizes number crunching, pointer dereferencing and byte shuffling just like C does. However it is unique in that its syntax is mutable and so is its code generator. </text:p>
      <text:p text:style-name="P12"/>
      <text:p text:style-name="P41">When using CBAS, you pass in one (1) “main file” as an argument to the CBAS tool.</text:p>
      <text:p text:style-name="P12"/>
      <text:p text:style-name="P41">i.e.</text:p>
      <text:p text:style-name="P12"/>
      <text:p text:style-name="P67">cbas main.cbas</text:p>
      <text:p text:style-name="P12"/>
      <text:p text:style-name="P41">This file is lexed and preprocessed completely (along with all #include directives). In the source code of the original project, all this is done in “ctok.c”.</text:p>
      <text:p text:style-name="P12"/>
      <text:p text:style-name="P41">The result of lexing and preprocessing is a series of “tokens” (much like C preprocessing tokens) which represent “atoms” of the CBAS language. This series of tokens is stored in a giant singly-linked list which shall be called the “Token List”.</text:p>
      <text:p text:style-name="P12"/>
      <text:p text:style-name="P41">The token list is passed to the Parser, which is about 50% of CBAS’s “secret sauce”.</text:p>
      <text:p text:style-name="P12"/>
      <text:p text:style-name="P12"><text:span text:style-name="T1">The parser in CBAS creates the AST, which is organized into a series of “global symbols” (type declarations, functions, methods, global variables). </text:span>This is roughly how a C compiler would do it, too.<text:span text:style-name="T1"> Global symbols can have “qualifiers” attached to them, some of which you may be familiar with and be able to guess fairly accurately how they work if you’ve ever used C (such as public, atomic, volatile, and static) and some of which you may not be familiar with and have no idea what they do (noexport, predecl, pure). The tricky <text:s/>one you need to understand right now is </text:span><text:span text:style-name="T157">codegen</text:span><text:span text:style-name="T82">.</text:span></text:p>
      <text:p text:style-name="P12"/>
      <text:p text:style-name="P12"><text:span text:style-name="T82">If a function, method, or global variable has the qualifier “codegen” then it is meant to </text:span><text:span text:style-name="T148">extend the compiler</text:span><text:span text:style-name="T82">. Its primary purpose is to </text:span><text:span text:style-name="T73">assist in code generation</text:span><text:span text:style-name="T82">. It is only meant to exist at </text:span><text:span text:style-name="T73">compile time</text:span><text:span text:style-name="T82">.</text:span></text:p>
      <text:p text:style-name="P12"><text:soft-page-break/></text:p>
      <text:p text:style-name="P12"><text:span text:style-name="T82">When you declare a variable, function, or method “codegen” you are </text:span><text:span text:style-name="T79">not</text:span><text:span text:style-name="T103"> writing code which will be present in the final output of the compiler. You are adding variables, functions, and methods to </text:span><text:span text:style-name="T112">the compiler itself</text:span><text:span text:style-name="T103">. The lifetime of variables, functions, and methods declared “</text:span><text:span text:style-name="T155">codegen</text:span><text:span text:style-name="T103">” is </text:span><text:span text:style-name="T112">compilation time</text:span><text:span text:style-name="T103">. </text:span></text:p>
      <text:p text:style-name="P12"/>
      <text:p text:style-name="P12"><text:span text:style-name="T103">Because of this, you may not mix codegen and non-codegen code, with very few exceptions. For instance, you </text:span><text:span text:style-name="T149">may not</text:span><text:span text:style-name="T103">* reference a codegen variable inside a function that is not declared codegen, nor the other way around.</text:span></text:p>
      <text:p text:style-name="P63"><text:span text:style-name="T152">*</text:span><text:span text:style-name="T103"> You can access the value of a codegen variable at the time a constant expression’s value is evaluated. There are some other minor exceptions along these lines.</text:span></text:p>
      <text:p text:style-name="P63"/>
      <text:p text:style-name="P63"><text:span text:style-name="T152">Now that you know about codegen variables and code, you might ask “How do we use them?” </text:span><text:span text:style-name="T153">When does the compiler ever call codegen functions or use our codegen variables?</text:span></text:p>
      <text:p text:style-name="P12"/>
      <text:p text:style-name="P44">Well, by default, it doesn’t. We’ll get there.</text:p>
      <text:p text:style-name="P12"/>
      <text:p text:style-name="P12"><text:span text:style-name="T103">During parsing, CBAS looks regularly for the presence of an at sign (@) in the code. The at sign is the </text:span><text:span text:style-name="T112">metaprogramming operator</text:span><text:span text:style-name="T103">. If it finds an @ sign followed by an identifier </text:span><text:span text:style-name="T104">(Sorry, no @9)</text:span><text:span text:style-name="T103">, something magic happens.</text:span></text:p>
      <text:p text:style-name="P12"/>
      <text:p text:style-name="P12"><text:span text:style-name="T103">Let’s say that somewhere in our code (at a position where the tool knows to check for it- it can’t just be anywhere) we have “</text:span><text:span text:style-name="T155">@fred</text:span><text:span text:style-name="T103">”. When the parser reaches </text:span><text:span text:style-name="T155">@fred</text:span><text:span text:style-name="T103">, it will look for a codegen function called “</text:span><text:span text:style-name="T156">parsehook_</text:span><text:span text:style-name="T155">fred</text:span><text:span text:style-name="T103">” taking zero arguments and returning </text:span><text:span text:style-name="T104">nothing</text:span><text:span text:style-name="T103">.</text:span></text:p>
      <text:p text:style-name="P12"/>
      <text:p text:style-name="P45">If such a function exists (it is an error otherwise) it will be called.</text:p>
      <text:p text:style-name="P13"/>
      <text:p text:style-name="P45">The way this is described in speech is that parsing has been “taken over” by fred. You have “hooked the parser with parsehook fred”. </text:p>
      <text:p text:style-name="P13"/>
      <text:p text:style-name="P45">The exact capabilities of compiletime CBAS, and how they are accessed will be discussed later, but you need to understand that it can basically do almost anything that C can do. You could write whole programs in it (which is how the language was originally tested).</text:p>
      <text:p text:style-name="P13"/>
      <text:p text:style-name="P13"><text:span text:style-name="T103">Once called, fred has control over </text:span><text:span text:style-name="T105">much of the compiler’s internal state, including</text:span><text:span text:style-name="T103"> the state of the token list, unrestricted access to the AST, malloc/free, the arguments passed to the </text:span><text:span text:style-name="T155">cbas</text:span><text:span text:style-name="T103"> tool, and a myriad of other minutae. </text:span><text:span text:style-name="T105">It can even read and write files.</text:span><text:span text:style-name="T103"> </text:span><text:span text:style-name="T155">codegen</text:span><text:span text:style-name="T103"> code is stored </text:span><text:span text:style-name="T149">and executed</text:span><text:span text:style-name="T103"> as a compressed version of the AST (which is why it’s so slow). Parsehooks can do pretty much anything userland C can do, save that the system interface is reduced and tuned specifically for the compilation process. </text:span></text:p>
      <text:p text:style-name="P13"><text:soft-page-break/></text:p>
      <text:p text:style-name="P13"><text:span text:style-name="T103">The primary use case of parsehook invocations, in practice, is to </text:span><text:span text:style-name="T149">add and remove tokens from the token list</text:span><text:span text:style-name="T103">. This is a microcosm of the process of compilation itself, and so such parsehooks can be thought of as being compilers in their own right.</text:span><text:span text:style-name="T149"> </text:span><text:span text:style-name="T151">Yo dawg, w</text:span><text:span text:style-name="T150">e’re compiling while we compile. Don’t you love recursion?</text:span></text:p>
      <text:p text:style-name="P13"/>
      <text:p text:style-name="P14"><text:span text:style-name="T106">Parsehooks typically implement either a macro, a new tidbit of syntax or a Domain Specific Language (DSL). One of the original purposes for the parsehook was that you could write entirely new programming languages and implement them cleanly inside of CBAS. </text:span><text:span text:style-name="T111">It is even possible to read other files and have your own lexer.</text:span></text:p>
      <text:p text:style-name="P13"/>
      <text:p text:style-name="P43">So the basic gist of the parser is that it consumes tokens and constructs an AST normally, with periodic interruptions whenever it finds a parsehook invocation. Once parsing has finished, the CBAS tool looks for a codegen function called `<text:span text:style-name="T154">codegen_main</text:span>` (taking zero arguments returning nothing). This function is responsible for turning the generated AST (and anything else) into the final output of the compiler (typically a file). <text:span text:style-name="T103"/></text:p>
      <text:p text:style-name="P4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kolaks" svg:font-family="okolak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0:43.838023401</meta:creation-date>
    <dc:date>2024-06-20T01:18:05.252816362</dc:date>
    <meta:editing-duration>PT7H42M38S</meta:editing-duration>
    <meta:editing-cycles>128</meta:editing-cycles>
    <meta:generator>LibreOffice/7.4.7.2$Linux_X86_64 LibreOffice_project/40$Build-2</meta:generator>
    <meta:document-statistic meta:table-count="0" meta:image-count="0" meta:object-count="0" meta:page-count="14" meta:paragraph-count="99" meta:word-count="4763" meta:character-count="28448" meta:non-whitespace-character-count="23764"/>
  </office:meta>
</office:document-meta>
</file>